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1.302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098in"/>
    </style:style>
    <style:style style:name="co8" style:family="table-column">
      <style:table-column-properties fo:break-before="auto" style:column-width="0.9508in"/>
    </style:style>
    <style:style style:name="co9" style:family="table-column">
      <style:table-column-properties fo:break-before="auto" style:column-width="1.0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9622in" svg:y="13.5268in">
            <draw:object draw:notify-on-update-of-ranges="Sheet1.I2:Sheet1.I73 Sheet1.J1:Sheet1.J1 Sheet1.J2:Sheet1.J73 Sheet1.K1:Sheet1.K1 Sheet1.K2:Sheet1.K73 Sheet1.L1:Sheet1.L1 Sheet1.L2:Sheet1.L73 Sheet1.M1:Sheet1.M1 Sheet1.M2:Sheet1.M73 Sheet1.N1:Sheet1.N1 Sheet1.N2:Sheet1.N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ce10"/>
        <table:table-row table:style-name="ro1">
          <table:table-cell/>
          <table:table-cell office:value-type="string" calcext:value-type="string">
            <text:p>Year-Month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Mold Loss</text:p>
          </table:table-cell>
          <table:table-cell/>
          <table:table-cell table:style-name="ce1" office:value-type="string" calcext:value-type="string">
            <text:p>Year-Month</text:p>
          </table:table-cell>
          <table:table-cell table:style-name="ce5" office:value-type="string" calcext:value-type="string">
            <text:p>Precipitation (cm)</text:p>
          </table:table-cell>
          <table:table-cell table:style-name="ce5" office:value-type="string" calcext:value-type="string">
            <text:p>Temperature (c)</text:p>
          </table:table-cell>
          <table:table-cell table:style-name="ce5" office:value-type="string" calcext:value-type="string">
            <text:p>Height (cm)</text:p>
          </table:table-cell>
          <table:table-cell table:style-name="ce5" office:value-type="string" calcext:value-type="string">
            <text:p>Deer</text:p>
          </table:table-cell>
          <table:table-cell table:style-name="ce8" office:value-type="string" calcext:value-type="string">
            <text:p>Mold Loss (cm)</text:p>
          </table:table-cell>
        </table:table-row>
        <table:table-row table:style-name="ro1">
          <table:table-cell/>
          <table:table-cell office:value-type="string" calcext:value-type="string">
            <text:p>2014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3.562023" calcext:value-type="float">
            <text:p>3.56202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ce2" table:formula="of:=[.B2]" office:value-type="string" office:string-value="2014-0" calcext:value-type="string">
            <text:p>2014-0</text:p>
          </table:table-cell>
          <table:table-cell table:style-name="ce6" table:formula="of:=[.C2]*2.54" office:value-type="float" office:value="19.18440156" calcext:value-type="float">
            <text:p/>
          </table:table-cell>
          <table:table-cell table:style-name="ce6" table:formula="of:=(5/9)*([.D2]-32)" office:value-type="float" office:value="-0.732508888888888" calcext:value-type="float">
            <text:p/>
          </table:table-cell>
          <table:table-cell table:style-name="ce6" table:formula="of:=[.E2]*2.54" office:value-type="float" office:value="9.04753842" calcext:value-type="float">
            <text:p/>
          </table:table-cell>
          <table:table-cell table:style-name="ce6" table:formula="of:=[.F2]" office:value-type="float" office:value="1" calcext:value-type="float">
            <text:p/>
          </table:table-cell>
          <table:table-cell table:style-name="ce9" table:formula="of:=[.G2]*2.54" office:value-type="float" office:value="0.25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696767" calcext:value-type="float">
            <text:p>9.696767</text:p>
          </table:table-cell>
          <table:table-cell office:value-type="float" office:value="2" calcext:value-type="float">
            <text:p>2</text:p>
          </table:table-cell>
          <table:table-cell office:value-type="float" office:value="0.356202" calcext:value-type="float">
            <text:p>0.356202</text:p>
          </table:table-cell>
          <table:table-cell/>
          <table:table-cell table:formula="of:=[.B3]" office:value-type="string" office:string-value="2014-1" calcext:value-type="string">
            <text:p>2014-1</text:p>
          </table:table-cell>
          <table:table-cell table:formula="of:=[.C3]*2.54" office:value-type="float" office:value="26.0163056" calcext:value-type="float">
            <text:p/>
          </table:table-cell>
          <table:table-cell table:formula="of:=(5/9)*([.D3]-32)" office:value-type="float" office:value="2.14325777777778" calcext:value-type="float">
            <text:p/>
          </table:table-cell>
          <table:table-cell table:formula="of:=[.E3]*2.54" office:value-type="float" office:value="24.62978818" calcext:value-type="float">
            <text:p/>
          </table:table-cell>
          <table:table-cell table:formula="of:=[.F3]" office:value-type="float" office:value="2" calcext:value-type="float">
            <text:p/>
          </table:table-cell>
          <table:table-cell table:formula="of:=[.G3]*2.54" office:value-type="float" office:value="0.9047530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734946" calcext:value-type="float">
            <text:p>14.734946</text:p>
          </table:table-cell>
          <table:table-cell office:value-type="float" office:value="3" calcext:value-type="float">
            <text:p>3</text:p>
          </table:table-cell>
          <table:table-cell office:value-type="float" office:value="0.969677" calcext:value-type="float">
            <text:p>0.969677</text:p>
          </table:table-cell>
          <table:table-cell/>
          <table:table-cell table:formula="of:=[.B4]" office:value-type="string" office:string-value="2014-2" calcext:value-type="string">
            <text:p>2014-2</text:p>
          </table:table-cell>
          <table:table-cell table:formula="of:=[.C4]*2.54" office:value-type="float" office:value="29.9607097" calcext:value-type="float">
            <text:p/>
          </table:table-cell>
          <table:table-cell table:formula="of:=(5/9)*([.D4]-32)" office:value-type="float" office:value="7.12423333333333" calcext:value-type="float">
            <text:p/>
          </table:table-cell>
          <table:table-cell table:formula="of:=[.E4]*2.54" office:value-type="float" office:value="37.42676284" calcext:value-type="float">
            <text:p/>
          </table:table-cell>
          <table:table-cell table:formula="of:=[.F4]" office:value-type="float" office:value="3" calcext:value-type="float">
            <text:p/>
          </table:table-cell>
          <table:table-cell table:formula="of:=[.G4]*2.54" office:value-type="float" office:value="2.462979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909069" calcext:value-type="float">
            <text:p>13.909069</text:p>
          </table:table-cell>
          <table:table-cell office:value-type="float" office:value="4" calcext:value-type="float">
            <text:p>4</text:p>
          </table:table-cell>
          <table:table-cell office:value-type="float" office:value="1.473495" calcext:value-type="float">
            <text:p>1.473495</text:p>
          </table:table-cell>
          <table:table-cell/>
          <table:table-cell table:formula="of:=[.B5]" office:value-type="string" office:string-value="2014-3" calcext:value-type="string">
            <text:p>2014-3</text:p>
          </table:table-cell>
          <table:table-cell table:formula="of:=[.C5]*2.54" office:value-type="float" office:value="29.9607097" calcext:value-type="float">
            <text:p/>
          </table:table-cell>
          <table:table-cell table:formula="of:=(5/9)*([.D5]-32)" office:value-type="float" office:value="12.8757666666667" calcext:value-type="float">
            <text:p/>
          </table:table-cell>
          <table:table-cell table:formula="of:=[.E5]*2.54" office:value-type="float" office:value="35.32903526" calcext:value-type="float">
            <text:p/>
          </table:table-cell>
          <table:table-cell table:formula="of:=[.F5]" office:value-type="float" office:value="4" calcext:value-type="float">
            <text:p/>
          </table:table-cell>
          <table:table-cell table:formula="of:=[.G5]*2.54" office:value-type="float" office:value="3.7426773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1.832597" calcext:value-type="float">
            <text:p>11.832597</text:p>
          </table:table-cell>
          <table:table-cell office:value-type="float" office:value="5" calcext:value-type="float">
            <text:p>5</text:p>
          </table:table-cell>
          <table:table-cell office:value-type="float" office:value="1.390907" calcext:value-type="float">
            <text:p>1.390907</text:p>
          </table:table-cell>
          <table:table-cell/>
          <table:table-cell table:formula="of:=[.B6]" office:value-type="string" office:string-value="2014-4" calcext:value-type="string">
            <text:p>2014-4</text:p>
          </table:table-cell>
          <table:table-cell table:formula="of:=[.C6]*2.54" office:value-type="float" office:value="26.0163056" calcext:value-type="float">
            <text:p/>
          </table:table-cell>
          <table:table-cell table:formula="of:=(5/9)*([.D6]-32)" office:value-type="float" office:value="17.8567422222222" calcext:value-type="float">
            <text:p/>
          </table:table-cell>
          <table:table-cell table:formula="of:=[.E6]*2.54" office:value-type="float" office:value="30.05479638" calcext:value-type="float">
            <text:p/>
          </table:table-cell>
          <table:table-cell table:formula="of:=[.F6]" office:value-type="float" office:value="5" calcext:value-type="float">
            <text:p/>
          </table:table-cell>
          <table:table-cell table:formula="of:=[.G6]*2.54" office:value-type="float" office:value="3.5329037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9.23399" calcext:value-type="float">
            <text:p>9.23399</text:p>
          </table:table-cell>
          <table:table-cell office:value-type="float" office:value="6" calcext:value-type="float">
            <text:p>6</text:p>
          </table:table-cell>
          <table:table-cell office:value-type="float" office:value="1.18326" calcext:value-type="float">
            <text:p>1.18326</text:p>
          </table:table-cell>
          <table:table-cell/>
          <table:table-cell table:formula="of:=[.B7]" office:value-type="string" office:string-value="2014-5" calcext:value-type="string">
            <text:p>2014-5</text:p>
          </table:table-cell>
          <table:table-cell table:formula="of:=[.C7]*2.54" office:value-type="float" office:value="19.1844041" calcext:value-type="float">
            <text:p/>
          </table:table-cell>
          <table:table-cell table:formula="of:=(5/9)*([.D7]-32)" office:value-type="float" office:value="20.7325111111111" calcext:value-type="float">
            <text:p/>
          </table:table-cell>
          <table:table-cell table:formula="of:=[.E7]*2.54" office:value-type="float" office:value="23.4543346" calcext:value-type="float">
            <text:p/>
          </table:table-cell>
          <table:table-cell table:formula="of:=[.F7]" office:value-type="float" office:value="6" calcext:value-type="float">
            <text:p/>
          </table:table-cell>
          <table:table-cell table:formula="of:=[.G7]*2.54" office:value-type="float" office:value="3.005480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6.135076" calcext:value-type="float">
            <text:p>6.135076</text:p>
          </table:table-cell>
          <table:table-cell office:value-type="float" office:value="7" calcext:value-type="float">
            <text:p>7</text:p>
          </table:table-cell>
          <table:table-cell office:value-type="float" office:value="0.923399" calcext:value-type="float">
            <text:p>0.923399</text:p>
          </table:table-cell>
          <table:table-cell/>
          <table:table-cell table:formula="of:=[.B8]" office:value-type="string" office:string-value="2014-6" calcext:value-type="string">
            <text:p>2014-6</text:p>
          </table:table-cell>
          <table:table-cell table:formula="of:=[.C8]*2.54" office:value-type="float" office:value="11.2955959" calcext:value-type="float">
            <text:p/>
          </table:table-cell>
          <table:table-cell table:formula="of:=(5/9)*([.D8]-32)" office:value-type="float" office:value="20.7325111111111" calcext:value-type="float">
            <text:p/>
          </table:table-cell>
          <table:table-cell table:formula="of:=[.E8]*2.54" office:value-type="float" office:value="15.58309304" calcext:value-type="float">
            <text:p/>
          </table:table-cell>
          <table:table-cell table:formula="of:=[.F8]" office:value-type="float" office:value="7" calcext:value-type="float">
            <text:p/>
          </table:table-cell>
          <table:table-cell table:formula="of:=[.G8]*2.54" office:value-type="float" office:value="2.3454334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2.54701" calcext:value-type="float">
            <text:p>2.54701</text:p>
          </table:table-cell>
          <table:table-cell office:value-type="float" office:value="6" calcext:value-type="float">
            <text:p>6</text:p>
          </table:table-cell>
          <table:table-cell office:value-type="float" office:value="0.613508" calcext:value-type="float">
            <text:p>0.613508</text:p>
          </table:table-cell>
          <table:table-cell/>
          <table:table-cell table:formula="of:=[.B9]" office:value-type="string" office:string-value="2014-7" calcext:value-type="string">
            <text:p>2014-7</text:p>
          </table:table-cell>
          <table:table-cell table:formula="of:=[.C9]*2.54" office:value-type="float" office:value="4.4636944" calcext:value-type="float">
            <text:p/>
          </table:table-cell>
          <table:table-cell table:formula="of:=(5/9)*([.D9]-32)" office:value-type="float" office:value="17.8567422222222" calcext:value-type="float">
            <text:p/>
          </table:table-cell>
          <table:table-cell table:formula="of:=[.E9]*2.54" office:value-type="float" office:value="6.4694054" calcext:value-type="float">
            <text:p/>
          </table:table-cell>
          <table:table-cell table:formula="of:=[.F9]" office:value-type="float" office:value="6" calcext:value-type="float">
            <text:p/>
          </table:table-cell>
          <table:table-cell table:formula="of:=[.G9]*2.54" office:value-type="float" office:value="1.5583103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54701" calcext:value-type="float">
            <text:p>0.254701</text:p>
          </table:table-cell>
          <table:table-cell/>
          <table:table-cell table:formula="of:=[.B10]" office:value-type="string" office:string-value="2014-8" calcext:value-type="string">
            <text:p>2014-8</text:p>
          </table:table-cell>
          <table:table-cell table:formula="of:=[.C10]*2.54" office:value-type="float" office:value="0.5192903" calcext:value-type="float">
            <text:p/>
          </table:table-cell>
          <table:table-cell table:formula="of:=(5/9)*([.D10]-32)" office:value-type="float" office:value="12.8757666666667" calcext:value-type="float">
            <text:p/>
          </table:table-cell>
          <table:table-cell table:formula="of:=[.E10]*2.54" office:value-type="float" office:value="0" calcext:value-type="float">
            <text:p/>
          </table:table-cell>
          <table:table-cell table:formula="of:=[.F10]" office:value-type="float" office:value="5" calcext:value-type="float">
            <text:p/>
          </table:table-cell>
          <table:table-cell table:formula="of:=[.G10]*2.54" office:value-type="float" office:value="0.6469405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" office:value-type="string" office:string-value="2014-9" calcext:value-type="string">
            <text:p>2014-9</text:p>
          </table:table-cell>
          <table:table-cell table:formula="of:=[.C11]*2.54" office:value-type="float" office:value="0.5192903" calcext:value-type="float">
            <text:p/>
          </table:table-cell>
          <table:table-cell table:formula="of:=(5/9)*([.D11]-32)" office:value-type="float" office:value="7.12423333333333" calcext:value-type="float">
            <text:p/>
          </table:table-cell>
          <table:table-cell table:formula="of:=[.E11]*2.54" office:value-type="float" office:value="0" calcext:value-type="float">
            <text:p/>
          </table:table-cell>
          <table:table-cell table:formula="of:=[.F11]" office:value-type="float" office:value="4" calcext:value-type="float">
            <text:p/>
          </table:table-cell>
          <table:table-cell table:formula="of:=[.G11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" office:value-type="string" office:string-value="2014-10" calcext:value-type="string">
            <text:p>2014-10</text:p>
          </table:table-cell>
          <table:table-cell table:formula="of:=[.C12]*2.54" office:value-type="float" office:value="4.46369186" calcext:value-type="float">
            <text:p/>
          </table:table-cell>
          <table:table-cell table:formula="of:=(5/9)*([.D12]-32)" office:value-type="float" office:value="2.14326" calcext:value-type="float">
            <text:p/>
          </table:table-cell>
          <table:table-cell table:formula="of:=[.E12]*2.54" office:value-type="float" office:value="3.34253078" calcext:value-type="float">
            <text:p/>
          </table:table-cell>
          <table:table-cell table:formula="of:=[.F12]" office:value-type="float" office:value="3" calcext:value-type="float">
            <text:p/>
          </table:table-cell>
          <table:table-cell table:formula="of:=[.G12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4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formula="of:=[.B13]" office:value-type="string" office:string-value="2014-11" calcext:value-type="string">
            <text:p>2014-11</text:p>
          </table:table-cell>
          <table:table-cell table:formula="of:=[.C13]*2.54" office:value-type="float" office:value="11.29560098" calcext:value-type="float">
            <text:p/>
          </table:table-cell>
          <table:table-cell table:formula="of:=(5/9)*([.D13]-32)" office:value-type="float" office:value="-0.732510000000001" calcext:value-type="float">
            <text:p/>
          </table:table-cell>
          <table:table-cell table:formula="of:=[.E13]*2.54" office:value-type="float" office:value="5.54309788" calcext:value-type="float">
            <text:p/>
          </table:table-cell>
          <table:table-cell table:formula="of:=[.F13]" office:value-type="float" office:value="2" calcext:value-type="float">
            <text:p/>
          </table:table-cell>
          <table:table-cell table:formula="of:=[.G13]*2.54" office:value-type="float" office:value="0.3342538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4.244345" calcext:value-type="float">
            <text:p>4.244345</text:p>
          </table:table-cell>
          <table:table-cell office:value-type="float" office:value="2" calcext:value-type="float">
            <text:p>2</text:p>
          </table:table-cell>
          <table:table-cell office:value-type="float" office:value="0.218232" calcext:value-type="float">
            <text:p>0.218232</text:p>
          </table:table-cell>
          <table:table-cell/>
          <table:table-cell table:formula="of:=[.B14]" office:value-type="string" office:string-value="2015-0" calcext:value-type="string">
            <text:p>2015-0</text:p>
          </table:table-cell>
          <table:table-cell table:formula="of:=[.C14]*2.54" office:value-type="float" office:value="19.18440156" calcext:value-type="float">
            <text:p/>
          </table:table-cell>
          <table:table-cell table:formula="of:=(5/9)*([.D14]-32)" office:value-type="float" office:value="-0.732508888888888" calcext:value-type="float">
            <text:p/>
          </table:table-cell>
          <table:table-cell table:formula="of:=[.E14]*2.54" office:value-type="float" office:value="10.7806363" calcext:value-type="float">
            <text:p/>
          </table:table-cell>
          <table:table-cell table:formula="of:=[.F14]" office:value-type="float" office:value="2" calcext:value-type="float">
            <text:p/>
          </table:table-cell>
          <table:table-cell table:formula="of:=[.G14]*2.54" office:value-type="float" office:value="0.5543092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879089" calcext:value-type="float">
            <text:p>9.879089</text:p>
          </table:table-cell>
          <table:table-cell office:value-type="float" office:value="3" calcext:value-type="float">
            <text:p>3</text:p>
          </table:table-cell>
          <table:table-cell office:value-type="float" office:value="0.424434" calcext:value-type="float">
            <text:p>0.424434</text:p>
          </table:table-cell>
          <table:table-cell/>
          <table:table-cell table:formula="of:=[.B15]" office:value-type="string" office:string-value="2015-1" calcext:value-type="string">
            <text:p>2015-1</text:p>
          </table:table-cell>
          <table:table-cell table:formula="of:=[.C15]*2.54" office:value-type="float" office:value="26.0163056" calcext:value-type="float">
            <text:p/>
          </table:table-cell>
          <table:table-cell table:formula="of:=(5/9)*([.D15]-32)" office:value-type="float" office:value="2.14325777777778" calcext:value-type="float">
            <text:p/>
          </table:table-cell>
          <table:table-cell table:formula="of:=[.E15]*2.54" office:value-type="float" office:value="25.09288606" calcext:value-type="float">
            <text:p/>
          </table:table-cell>
          <table:table-cell table:formula="of:=[.F15]" office:value-type="float" office:value="3" calcext:value-type="float">
            <text:p/>
          </table:table-cell>
          <table:table-cell table:formula="of:=[.G15]*2.54" office:value-type="float" office:value="1.0780623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417269" calcext:value-type="float">
            <text:p>14.417269</text:p>
          </table:table-cell>
          <table:table-cell office:value-type="float" office:value="4" calcext:value-type="float">
            <text:p>4</text:p>
          </table:table-cell>
          <table:table-cell office:value-type="float" office:value="0.987909" calcext:value-type="float">
            <text:p>0.987909</text:p>
          </table:table-cell>
          <table:table-cell/>
          <table:table-cell table:formula="of:=[.B16]" office:value-type="string" office:string-value="2015-2" calcext:value-type="string">
            <text:p>2015-2</text:p>
          </table:table-cell>
          <table:table-cell table:formula="of:=[.C16]*2.54" office:value-type="float" office:value="29.9607097" calcext:value-type="float">
            <text:p/>
          </table:table-cell>
          <table:table-cell table:formula="of:=(5/9)*([.D16]-32)" office:value-type="float" office:value="7.12423333333333" calcext:value-type="float">
            <text:p/>
          </table:table-cell>
          <table:table-cell table:formula="of:=[.E16]*2.54" office:value-type="float" office:value="36.61986326" calcext:value-type="float">
            <text:p/>
          </table:table-cell>
          <table:table-cell table:formula="of:=[.F16]" office:value-type="float" office:value="4" calcext:value-type="float">
            <text:p/>
          </table:table-cell>
          <table:table-cell table:formula="of:=[.G16]*2.54" office:value-type="float" office:value="2.509288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091392" calcext:value-type="float">
            <text:p>13.091392</text:p>
          </table:table-cell>
          <table:table-cell office:value-type="float" office:value="5" calcext:value-type="float">
            <text:p>5</text:p>
          </table:table-cell>
          <table:table-cell office:value-type="float" office:value="1.441727" calcext:value-type="float">
            <text:p>1.441727</text:p>
          </table:table-cell>
          <table:table-cell/>
          <table:table-cell table:formula="of:=[.B17]" office:value-type="string" office:string-value="2015-3" calcext:value-type="string">
            <text:p>2015-3</text:p>
          </table:table-cell>
          <table:table-cell table:formula="of:=[.C17]*2.54" office:value-type="float" office:value="29.9607097" calcext:value-type="float">
            <text:p/>
          </table:table-cell>
          <table:table-cell table:formula="of:=(5/9)*([.D17]-32)" office:value-type="float" office:value="12.8757666666667" calcext:value-type="float">
            <text:p/>
          </table:table-cell>
          <table:table-cell table:formula="of:=[.E17]*2.54" office:value-type="float" office:value="33.25213568" calcext:value-type="float">
            <text:p/>
          </table:table-cell>
          <table:table-cell table:formula="of:=[.F17]" office:value-type="float" office:value="5" calcext:value-type="float">
            <text:p/>
          </table:table-cell>
          <table:table-cell table:formula="of:=[.G17]*2.54" office:value-type="float" office:value="3.661986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0.514919" calcext:value-type="float">
            <text:p>10.514919</text:p>
          </table:table-cell>
          <table:table-cell office:value-type="float" office:value="6" calcext:value-type="float">
            <text:p>6</text:p>
          </table:table-cell>
          <table:table-cell office:value-type="float" office:value="1.309139" calcext:value-type="float">
            <text:p>1.309139</text:p>
          </table:table-cell>
          <table:table-cell/>
          <table:table-cell table:formula="of:=[.B18]" office:value-type="string" office:string-value="2015-4" calcext:value-type="string">
            <text:p>2015-4</text:p>
          </table:table-cell>
          <table:table-cell table:formula="of:=[.C18]*2.54" office:value-type="float" office:value="26.0163056" calcext:value-type="float">
            <text:p/>
          </table:table-cell>
          <table:table-cell table:formula="of:=(5/9)*([.D18]-32)" office:value-type="float" office:value="17.8567422222222" calcext:value-type="float">
            <text:p/>
          </table:table-cell>
          <table:table-cell table:formula="of:=[.E18]*2.54" office:value-type="float" office:value="26.70789426" calcext:value-type="float">
            <text:p/>
          </table:table-cell>
          <table:table-cell table:formula="of:=[.F18]" office:value-type="float" office:value="6" calcext:value-type="float">
            <text:p/>
          </table:table-cell>
          <table:table-cell table:formula="of:=[.G18]*2.54" office:value-type="float" office:value="3.3252130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7.416313" calcext:value-type="float">
            <text:p>7.416313</text:p>
          </table:table-cell>
          <table:table-cell office:value-type="float" office:value="7" calcext:value-type="float">
            <text:p>7</text:p>
          </table:table-cell>
          <table:table-cell office:value-type="float" office:value="1.051492" calcext:value-type="float">
            <text:p>1.051492</text:p>
          </table:table-cell>
          <table:table-cell/>
          <table:table-cell table:formula="of:=[.B19]" office:value-type="string" office:string-value="2015-5" calcext:value-type="string">
            <text:p>2015-5</text:p>
          </table:table-cell>
          <table:table-cell table:formula="of:=[.C19]*2.54" office:value-type="float" office:value="19.1844041" calcext:value-type="float">
            <text:p/>
          </table:table-cell>
          <table:table-cell table:formula="of:=(5/9)*([.D19]-32)" office:value-type="float" office:value="20.7325111111111" calcext:value-type="float">
            <text:p/>
          </table:table-cell>
          <table:table-cell table:formula="of:=[.E19]*2.54" office:value-type="float" office:value="18.83743502" calcext:value-type="float">
            <text:p/>
          </table:table-cell>
          <table:table-cell table:formula="of:=[.F19]" office:value-type="float" office:value="7" calcext:value-type="float">
            <text:p/>
          </table:table-cell>
          <table:table-cell table:formula="of:=[.G19]*2.54" office:value-type="float" office:value="2.670789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3.8174" calcext:value-type="float">
            <text:p>3.8174</text:p>
          </table:table-cell>
          <table:table-cell office:value-type="float" office:value="7" calcext:value-type="float">
            <text:p>7</text:p>
          </table:table-cell>
          <table:table-cell office:value-type="float" office:value="0.741631" calcext:value-type="float">
            <text:p>0.741631</text:p>
          </table:table-cell>
          <table:table-cell/>
          <table:table-cell table:formula="of:=[.B20]" office:value-type="string" office:string-value="2015-6" calcext:value-type="string">
            <text:p>2015-6</text:p>
          </table:table-cell>
          <table:table-cell table:formula="of:=[.C20]*2.54" office:value-type="float" office:value="11.2955959" calcext:value-type="float">
            <text:p/>
          </table:table-cell>
          <table:table-cell table:formula="of:=(5/9)*([.D20]-32)" office:value-type="float" office:value="20.7325111111111" calcext:value-type="float">
            <text:p/>
          </table:table-cell>
          <table:table-cell table:formula="of:=[.E20]*2.54" office:value-type="float" office:value="9.696196" calcext:value-type="float">
            <text:p/>
          </table:table-cell>
          <table:table-cell table:formula="of:=[.F20]" office:value-type="float" office:value="7" calcext:value-type="float">
            <text:p/>
          </table:table-cell>
          <table:table-cell table:formula="of:=[.G20]*2.54" office:value-type="float" office:value="1.883742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6" calcext:value-type="float">
            <text:p>6</text:p>
          </table:table-cell>
          <table:table-cell office:value-type="float" office:value="0.38174" calcext:value-type="float">
            <text:p>0.38174</text:p>
          </table:table-cell>
          <table:table-cell/>
          <table:table-cell table:formula="of:=[.B21]" office:value-type="string" office:string-value="2015-7" calcext:value-type="string">
            <text:p>2015-7</text:p>
          </table:table-cell>
          <table:table-cell table:formula="of:=[.C21]*2.54" office:value-type="float" office:value="4.4636944" calcext:value-type="float">
            <text:p/>
          </table:table-cell>
          <table:table-cell table:formula="of:=(5/9)*([.D21]-32)" office:value-type="float" office:value="17.8567422222222" calcext:value-type="float">
            <text:p/>
          </table:table-cell>
          <table:table-cell table:formula="of:=[.E21]*2.54" office:value-type="float" office:value="0.58250582" calcext:value-type="float">
            <text:p/>
          </table:table-cell>
          <table:table-cell table:formula="of:=[.F21]" office:value-type="float" office:value="6" calcext:value-type="float">
            <text:p/>
          </table:table-cell>
          <table:table-cell table:formula="of:=[.G21]*2.54" office:value-type="float" office:value="0.969619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2933" calcext:value-type="float">
            <text:p>0.022933</text:p>
          </table:table-cell>
          <table:table-cell/>
          <table:table-cell table:formula="of:=[.B22]" office:value-type="string" office:string-value="2015-8" calcext:value-type="string">
            <text:p>2015-8</text:p>
          </table:table-cell>
          <table:table-cell table:formula="of:=[.C22]*2.54" office:value-type="float" office:value="0.5192903" calcext:value-type="float">
            <text:p/>
          </table:table-cell>
          <table:table-cell table:formula="of:=(5/9)*([.D22]-32)" office:value-type="float" office:value="12.8757666666667" calcext:value-type="float">
            <text:p/>
          </table:table-cell>
          <table:table-cell table:formula="of:=[.E22]*2.54" office:value-type="float" office:value="0" calcext:value-type="float">
            <text:p/>
          </table:table-cell>
          <table:table-cell table:formula="of:=[.F22]" office:value-type="float" office:value="5" calcext:value-type="float">
            <text:p/>
          </table:table-cell>
          <table:table-cell table:formula="of:=[.G22]*2.54" office:value-type="float" office:value="0.058249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" office:value-type="string" office:string-value="2015-9" calcext:value-type="string">
            <text:p>2015-9</text:p>
          </table:table-cell>
          <table:table-cell table:formula="of:=[.C23]*2.54" office:value-type="float" office:value="0.5192903" calcext:value-type="float">
            <text:p/>
          </table:table-cell>
          <table:table-cell table:formula="of:=(5/9)*([.D23]-32)" office:value-type="float" office:value="7.12423333333333" calcext:value-type="float">
            <text:p/>
          </table:table-cell>
          <table:table-cell table:formula="of:=[.E23]*2.54" office:value-type="float" office:value="0" calcext:value-type="float">
            <text:p/>
          </table:table-cell>
          <table:table-cell table:formula="of:=[.F23]" office:value-type="float" office:value="4" calcext:value-type="float">
            <text:p/>
          </table:table-cell>
          <table:table-cell table:formula="of:=[.G23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4]" office:value-type="string" office:string-value="2015-10" calcext:value-type="string">
            <text:p>2015-10</text:p>
          </table:table-cell>
          <table:table-cell table:formula="of:=[.C24]*2.54" office:value-type="float" office:value="4.46369186" calcext:value-type="float">
            <text:p/>
          </table:table-cell>
          <table:table-cell table:formula="of:=(5/9)*([.D24]-32)" office:value-type="float" office:value="2.14326" calcext:value-type="float">
            <text:p/>
          </table:table-cell>
          <table:table-cell table:formula="of:=[.E24]*2.54" office:value-type="float" office:value="3.34253078" calcext:value-type="float">
            <text:p/>
          </table:table-cell>
          <table:table-cell table:formula="of:=[.F24]" office:value-type="float" office:value="3" calcext:value-type="float">
            <text:p/>
          </table:table-cell>
          <table:table-cell table:formula="of:=[.G24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5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formula="of:=[.B25]" office:value-type="string" office:string-value="2015-11" calcext:value-type="string">
            <text:p>2015-11</text:p>
          </table:table-cell>
          <table:table-cell table:formula="of:=[.C25]*2.54" office:value-type="float" office:value="11.29560098" calcext:value-type="float">
            <text:p/>
          </table:table-cell>
          <table:table-cell table:formula="of:=(5/9)*([.D25]-32)" office:value-type="float" office:value="-0.732510000000001" calcext:value-type="float">
            <text:p/>
          </table:table-cell>
          <table:table-cell table:formula="of:=[.E25]*2.54" office:value-type="float" office:value="5.54309788" calcext:value-type="float">
            <text:p/>
          </table:table-cell>
          <table:table-cell table:formula="of:=[.F25]" office:value-type="float" office:value="2" calcext:value-type="float">
            <text:p/>
          </table:table-cell>
          <table:table-cell table:formula="of:=[.G25]*2.54" office:value-type="float" office:value="0.3342538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4.244345" calcext:value-type="float">
            <text:p>4.244345</text:p>
          </table:table-cell>
          <table:table-cell office:value-type="float" office:value="2" calcext:value-type="float">
            <text:p>2</text:p>
          </table:table-cell>
          <table:table-cell office:value-type="float" office:value="0.218232" calcext:value-type="float">
            <text:p>0.218232</text:p>
          </table:table-cell>
          <table:table-cell/>
          <table:table-cell table:formula="of:=[.B26]" office:value-type="string" office:string-value="2016-0" calcext:value-type="string">
            <text:p>2016-0</text:p>
          </table:table-cell>
          <table:table-cell table:formula="of:=[.C26]*2.54" office:value-type="float" office:value="19.18440156" calcext:value-type="float">
            <text:p/>
          </table:table-cell>
          <table:table-cell table:formula="of:=(5/9)*([.D26]-32)" office:value-type="float" office:value="-0.732508888888888" calcext:value-type="float">
            <text:p/>
          </table:table-cell>
          <table:table-cell table:formula="of:=[.E26]*2.54" office:value-type="float" office:value="10.7806363" calcext:value-type="float">
            <text:p/>
          </table:table-cell>
          <table:table-cell table:formula="of:=[.F26]" office:value-type="float" office:value="2" calcext:value-type="float">
            <text:p/>
          </table:table-cell>
          <table:table-cell table:formula="of:=[.G26]*2.54" office:value-type="float" office:value="0.5543092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879089" calcext:value-type="float">
            <text:p>9.879089</text:p>
          </table:table-cell>
          <table:table-cell office:value-type="float" office:value="3" calcext:value-type="float">
            <text:p>3</text:p>
          </table:table-cell>
          <table:table-cell office:value-type="float" office:value="0.424434" calcext:value-type="float">
            <text:p>0.424434</text:p>
          </table:table-cell>
          <table:table-cell/>
          <table:table-cell table:formula="of:=[.B27]" office:value-type="string" office:string-value="2016-1" calcext:value-type="string">
            <text:p>2016-1</text:p>
          </table:table-cell>
          <table:table-cell table:formula="of:=[.C27]*2.54" office:value-type="float" office:value="26.0163056" calcext:value-type="float">
            <text:p/>
          </table:table-cell>
          <table:table-cell table:formula="of:=(5/9)*([.D27]-32)" office:value-type="float" office:value="2.14325777777778" calcext:value-type="float">
            <text:p/>
          </table:table-cell>
          <table:table-cell table:formula="of:=[.E27]*2.54" office:value-type="float" office:value="25.09288606" calcext:value-type="float">
            <text:p/>
          </table:table-cell>
          <table:table-cell table:formula="of:=[.F27]" office:value-type="float" office:value="3" calcext:value-type="float">
            <text:p/>
          </table:table-cell>
          <table:table-cell table:formula="of:=[.G27]*2.54" office:value-type="float" office:value="1.0780623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417269" calcext:value-type="float">
            <text:p>14.417269</text:p>
          </table:table-cell>
          <table:table-cell office:value-type="float" office:value="4" calcext:value-type="float">
            <text:p>4</text:p>
          </table:table-cell>
          <table:table-cell office:value-type="float" office:value="0.987909" calcext:value-type="float">
            <text:p>0.987909</text:p>
          </table:table-cell>
          <table:table-cell/>
          <table:table-cell table:formula="of:=[.B28]" office:value-type="string" office:string-value="2016-2" calcext:value-type="string">
            <text:p>2016-2</text:p>
          </table:table-cell>
          <table:table-cell table:formula="of:=[.C28]*2.54" office:value-type="float" office:value="29.9607097" calcext:value-type="float">
            <text:p/>
          </table:table-cell>
          <table:table-cell table:formula="of:=(5/9)*([.D28]-32)" office:value-type="float" office:value="7.12423333333333" calcext:value-type="float">
            <text:p/>
          </table:table-cell>
          <table:table-cell table:formula="of:=[.E28]*2.54" office:value-type="float" office:value="36.61986326" calcext:value-type="float">
            <text:p/>
          </table:table-cell>
          <table:table-cell table:formula="of:=[.F28]" office:value-type="float" office:value="4" calcext:value-type="float">
            <text:p/>
          </table:table-cell>
          <table:table-cell table:formula="of:=[.G28]*2.54" office:value-type="float" office:value="2.509288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091392" calcext:value-type="float">
            <text:p>13.091392</text:p>
          </table:table-cell>
          <table:table-cell office:value-type="float" office:value="5" calcext:value-type="float">
            <text:p>5</text:p>
          </table:table-cell>
          <table:table-cell office:value-type="float" office:value="1.441727" calcext:value-type="float">
            <text:p>1.441727</text:p>
          </table:table-cell>
          <table:table-cell/>
          <table:table-cell table:formula="of:=[.B29]" office:value-type="string" office:string-value="2016-3" calcext:value-type="string">
            <text:p>2016-3</text:p>
          </table:table-cell>
          <table:table-cell table:formula="of:=[.C29]*2.54" office:value-type="float" office:value="29.9607097" calcext:value-type="float">
            <text:p/>
          </table:table-cell>
          <table:table-cell table:formula="of:=(5/9)*([.D29]-32)" office:value-type="float" office:value="12.8757666666667" calcext:value-type="float">
            <text:p/>
          </table:table-cell>
          <table:table-cell table:formula="of:=[.E29]*2.54" office:value-type="float" office:value="33.25213568" calcext:value-type="float">
            <text:p/>
          </table:table-cell>
          <table:table-cell table:formula="of:=[.F29]" office:value-type="float" office:value="5" calcext:value-type="float">
            <text:p/>
          </table:table-cell>
          <table:table-cell table:formula="of:=[.G29]*2.54" office:value-type="float" office:value="3.661986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0.514919" calcext:value-type="float">
            <text:p>10.514919</text:p>
          </table:table-cell>
          <table:table-cell office:value-type="float" office:value="6" calcext:value-type="float">
            <text:p>6</text:p>
          </table:table-cell>
          <table:table-cell office:value-type="float" office:value="1.309139" calcext:value-type="float">
            <text:p>1.309139</text:p>
          </table:table-cell>
          <table:table-cell/>
          <table:table-cell table:formula="of:=[.B30]" office:value-type="string" office:string-value="2016-4" calcext:value-type="string">
            <text:p>2016-4</text:p>
          </table:table-cell>
          <table:table-cell table:formula="of:=[.C30]*2.54" office:value-type="float" office:value="26.0163056" calcext:value-type="float">
            <text:p/>
          </table:table-cell>
          <table:table-cell table:formula="of:=(5/9)*([.D30]-32)" office:value-type="float" office:value="17.8567422222222" calcext:value-type="float">
            <text:p/>
          </table:table-cell>
          <table:table-cell table:formula="of:=[.E30]*2.54" office:value-type="float" office:value="26.70789426" calcext:value-type="float">
            <text:p/>
          </table:table-cell>
          <table:table-cell table:formula="of:=[.F30]" office:value-type="float" office:value="6" calcext:value-type="float">
            <text:p/>
          </table:table-cell>
          <table:table-cell table:formula="of:=[.G30]*2.54" office:value-type="float" office:value="3.3252130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7.416313" calcext:value-type="float">
            <text:p>7.416313</text:p>
          </table:table-cell>
          <table:table-cell office:value-type="float" office:value="7" calcext:value-type="float">
            <text:p>7</text:p>
          </table:table-cell>
          <table:table-cell office:value-type="float" office:value="1.051492" calcext:value-type="float">
            <text:p>1.051492</text:p>
          </table:table-cell>
          <table:table-cell/>
          <table:table-cell table:formula="of:=[.B31]" office:value-type="string" office:string-value="2016-5" calcext:value-type="string">
            <text:p>2016-5</text:p>
          </table:table-cell>
          <table:table-cell table:formula="of:=[.C31]*2.54" office:value-type="float" office:value="19.1844041" calcext:value-type="float">
            <text:p/>
          </table:table-cell>
          <table:table-cell table:formula="of:=(5/9)*([.D31]-32)" office:value-type="float" office:value="20.7325111111111" calcext:value-type="float">
            <text:p/>
          </table:table-cell>
          <table:table-cell table:formula="of:=[.E31]*2.54" office:value-type="float" office:value="18.83743502" calcext:value-type="float">
            <text:p/>
          </table:table-cell>
          <table:table-cell table:formula="of:=[.F31]" office:value-type="float" office:value="7" calcext:value-type="float">
            <text:p/>
          </table:table-cell>
          <table:table-cell table:formula="of:=[.G31]*2.54" office:value-type="float" office:value="2.670789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3.8174" calcext:value-type="float">
            <text:p>3.8174</text:p>
          </table:table-cell>
          <table:table-cell office:value-type="float" office:value="7" calcext:value-type="float">
            <text:p>7</text:p>
          </table:table-cell>
          <table:table-cell office:value-type="float" office:value="0.741631" calcext:value-type="float">
            <text:p>0.741631</text:p>
          </table:table-cell>
          <table:table-cell/>
          <table:table-cell table:formula="of:=[.B32]" office:value-type="string" office:string-value="2016-6" calcext:value-type="string">
            <text:p>2016-6</text:p>
          </table:table-cell>
          <table:table-cell table:formula="of:=[.C32]*2.54" office:value-type="float" office:value="11.2955959" calcext:value-type="float">
            <text:p/>
          </table:table-cell>
          <table:table-cell table:formula="of:=(5/9)*([.D32]-32)" office:value-type="float" office:value="20.7325111111111" calcext:value-type="float">
            <text:p/>
          </table:table-cell>
          <table:table-cell table:formula="of:=[.E32]*2.54" office:value-type="float" office:value="9.696196" calcext:value-type="float">
            <text:p/>
          </table:table-cell>
          <table:table-cell table:formula="of:=[.F32]" office:value-type="float" office:value="7" calcext:value-type="float">
            <text:p/>
          </table:table-cell>
          <table:table-cell table:formula="of:=[.G32]*2.54" office:value-type="float" office:value="1.883742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6" calcext:value-type="float">
            <text:p>6</text:p>
          </table:table-cell>
          <table:table-cell office:value-type="float" office:value="0.38174" calcext:value-type="float">
            <text:p>0.38174</text:p>
          </table:table-cell>
          <table:table-cell/>
          <table:table-cell table:formula="of:=[.B33]" office:value-type="string" office:string-value="2016-7" calcext:value-type="string">
            <text:p>2016-7</text:p>
          </table:table-cell>
          <table:table-cell table:formula="of:=[.C33]*2.54" office:value-type="float" office:value="4.4636944" calcext:value-type="float">
            <text:p/>
          </table:table-cell>
          <table:table-cell table:formula="of:=(5/9)*([.D33]-32)" office:value-type="float" office:value="17.8567422222222" calcext:value-type="float">
            <text:p/>
          </table:table-cell>
          <table:table-cell table:formula="of:=[.E33]*2.54" office:value-type="float" office:value="0.58250582" calcext:value-type="float">
            <text:p/>
          </table:table-cell>
          <table:table-cell table:formula="of:=[.F33]" office:value-type="float" office:value="6" calcext:value-type="float">
            <text:p/>
          </table:table-cell>
          <table:table-cell table:formula="of:=[.G33]*2.54" office:value-type="float" office:value="0.969619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2933" calcext:value-type="float">
            <text:p>0.022933</text:p>
          </table:table-cell>
          <table:table-cell/>
          <table:table-cell table:formula="of:=[.B34]" office:value-type="string" office:string-value="2016-8" calcext:value-type="string">
            <text:p>2016-8</text:p>
          </table:table-cell>
          <table:table-cell table:formula="of:=[.C34]*2.54" office:value-type="float" office:value="0.5192903" calcext:value-type="float">
            <text:p/>
          </table:table-cell>
          <table:table-cell table:formula="of:=(5/9)*([.D34]-32)" office:value-type="float" office:value="12.8757666666667" calcext:value-type="float">
            <text:p/>
          </table:table-cell>
          <table:table-cell table:formula="of:=[.E34]*2.54" office:value-type="float" office:value="0" calcext:value-type="float">
            <text:p/>
          </table:table-cell>
          <table:table-cell table:formula="of:=[.F34]" office:value-type="float" office:value="5" calcext:value-type="float">
            <text:p/>
          </table:table-cell>
          <table:table-cell table:formula="of:=[.G34]*2.54" office:value-type="float" office:value="0.058249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5]" office:value-type="string" office:string-value="2016-9" calcext:value-type="string">
            <text:p>2016-9</text:p>
          </table:table-cell>
          <table:table-cell table:formula="of:=[.C35]*2.54" office:value-type="float" office:value="0.5192903" calcext:value-type="float">
            <text:p/>
          </table:table-cell>
          <table:table-cell table:formula="of:=(5/9)*([.D35]-32)" office:value-type="float" office:value="7.12423333333333" calcext:value-type="float">
            <text:p/>
          </table:table-cell>
          <table:table-cell table:formula="of:=[.E35]*2.54" office:value-type="float" office:value="0" calcext:value-type="float">
            <text:p/>
          </table:table-cell>
          <table:table-cell table:formula="of:=[.F35]" office:value-type="float" office:value="4" calcext:value-type="float">
            <text:p/>
          </table:table-cell>
          <table:table-cell table:formula="of:=[.G35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6]" office:value-type="string" office:string-value="2016-10" calcext:value-type="string">
            <text:p>2016-10</text:p>
          </table:table-cell>
          <table:table-cell table:formula="of:=[.C36]*2.54" office:value-type="float" office:value="4.46369186" calcext:value-type="float">
            <text:p/>
          </table:table-cell>
          <table:table-cell table:formula="of:=(5/9)*([.D36]-32)" office:value-type="float" office:value="2.14326" calcext:value-type="float">
            <text:p/>
          </table:table-cell>
          <table:table-cell table:formula="of:=[.E36]*2.54" office:value-type="float" office:value="3.34253078" calcext:value-type="float">
            <text:p/>
          </table:table-cell>
          <table:table-cell table:formula="of:=[.F36]" office:value-type="float" office:value="3" calcext:value-type="float">
            <text:p/>
          </table:table-cell>
          <table:table-cell table:formula="of:=[.G36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6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formula="of:=[.B37]" office:value-type="string" office:string-value="2016-11" calcext:value-type="string">
            <text:p>2016-11</text:p>
          </table:table-cell>
          <table:table-cell table:formula="of:=[.C37]*2.54" office:value-type="float" office:value="11.29560098" calcext:value-type="float">
            <text:p/>
          </table:table-cell>
          <table:table-cell table:formula="of:=(5/9)*([.D37]-32)" office:value-type="float" office:value="-0.732510000000001" calcext:value-type="float">
            <text:p/>
          </table:table-cell>
          <table:table-cell table:formula="of:=[.E37]*2.54" office:value-type="float" office:value="5.54309788" calcext:value-type="float">
            <text:p/>
          </table:table-cell>
          <table:table-cell table:formula="of:=[.F37]" office:value-type="float" office:value="2" calcext:value-type="float">
            <text:p/>
          </table:table-cell>
          <table:table-cell table:formula="of:=[.G37]*2.54" office:value-type="float" office:value="0.3342538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4.244345" calcext:value-type="float">
            <text:p>4.244345</text:p>
          </table:table-cell>
          <table:table-cell office:value-type="float" office:value="2" calcext:value-type="float">
            <text:p>2</text:p>
          </table:table-cell>
          <table:table-cell office:value-type="float" office:value="0.218232" calcext:value-type="float">
            <text:p>0.218232</text:p>
          </table:table-cell>
          <table:table-cell/>
          <table:table-cell table:formula="of:=[.B38]" office:value-type="string" office:string-value="2017-0" calcext:value-type="string">
            <text:p>2017-0</text:p>
          </table:table-cell>
          <table:table-cell table:formula="of:=[.C38]*2.54" office:value-type="float" office:value="19.18440156" calcext:value-type="float">
            <text:p/>
          </table:table-cell>
          <table:table-cell table:formula="of:=(5/9)*([.D38]-32)" office:value-type="float" office:value="-0.732508888888888" calcext:value-type="float">
            <text:p/>
          </table:table-cell>
          <table:table-cell table:formula="of:=[.E38]*2.54" office:value-type="float" office:value="10.7806363" calcext:value-type="float">
            <text:p/>
          </table:table-cell>
          <table:table-cell table:formula="of:=[.F38]" office:value-type="float" office:value="2" calcext:value-type="float">
            <text:p/>
          </table:table-cell>
          <table:table-cell table:formula="of:=[.G38]*2.54" office:value-type="float" office:value="0.5543092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879089" calcext:value-type="float">
            <text:p>9.879089</text:p>
          </table:table-cell>
          <table:table-cell office:value-type="float" office:value="3" calcext:value-type="float">
            <text:p>3</text:p>
          </table:table-cell>
          <table:table-cell office:value-type="float" office:value="0.424434" calcext:value-type="float">
            <text:p>0.424434</text:p>
          </table:table-cell>
          <table:table-cell/>
          <table:table-cell table:formula="of:=[.B39]" office:value-type="string" office:string-value="2017-1" calcext:value-type="string">
            <text:p>2017-1</text:p>
          </table:table-cell>
          <table:table-cell table:formula="of:=[.C39]*2.54" office:value-type="float" office:value="26.0163056" calcext:value-type="float">
            <text:p/>
          </table:table-cell>
          <table:table-cell table:formula="of:=(5/9)*([.D39]-32)" office:value-type="float" office:value="2.14325777777778" calcext:value-type="float">
            <text:p/>
          </table:table-cell>
          <table:table-cell table:formula="of:=[.E39]*2.54" office:value-type="float" office:value="25.09288606" calcext:value-type="float">
            <text:p/>
          </table:table-cell>
          <table:table-cell table:formula="of:=[.F39]" office:value-type="float" office:value="3" calcext:value-type="float">
            <text:p/>
          </table:table-cell>
          <table:table-cell table:formula="of:=[.G39]*2.54" office:value-type="float" office:value="1.0780623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417269" calcext:value-type="float">
            <text:p>14.417269</text:p>
          </table:table-cell>
          <table:table-cell office:value-type="float" office:value="4" calcext:value-type="float">
            <text:p>4</text:p>
          </table:table-cell>
          <table:table-cell office:value-type="float" office:value="0.987909" calcext:value-type="float">
            <text:p>0.987909</text:p>
          </table:table-cell>
          <table:table-cell/>
          <table:table-cell table:formula="of:=[.B40]" office:value-type="string" office:string-value="2017-2" calcext:value-type="string">
            <text:p>2017-2</text:p>
          </table:table-cell>
          <table:table-cell table:formula="of:=[.C40]*2.54" office:value-type="float" office:value="29.9607097" calcext:value-type="float">
            <text:p/>
          </table:table-cell>
          <table:table-cell table:formula="of:=(5/9)*([.D40]-32)" office:value-type="float" office:value="7.12423333333333" calcext:value-type="float">
            <text:p/>
          </table:table-cell>
          <table:table-cell table:formula="of:=[.E40]*2.54" office:value-type="float" office:value="36.61986326" calcext:value-type="float">
            <text:p/>
          </table:table-cell>
          <table:table-cell table:formula="of:=[.F40]" office:value-type="float" office:value="4" calcext:value-type="float">
            <text:p/>
          </table:table-cell>
          <table:table-cell table:formula="of:=[.G40]*2.54" office:value-type="float" office:value="2.509288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091392" calcext:value-type="float">
            <text:p>13.091392</text:p>
          </table:table-cell>
          <table:table-cell office:value-type="float" office:value="5" calcext:value-type="float">
            <text:p>5</text:p>
          </table:table-cell>
          <table:table-cell office:value-type="float" office:value="1.441727" calcext:value-type="float">
            <text:p>1.441727</text:p>
          </table:table-cell>
          <table:table-cell/>
          <table:table-cell table:formula="of:=[.B41]" office:value-type="string" office:string-value="2017-3" calcext:value-type="string">
            <text:p>2017-3</text:p>
          </table:table-cell>
          <table:table-cell table:formula="of:=[.C41]*2.54" office:value-type="float" office:value="29.9607097" calcext:value-type="float">
            <text:p/>
          </table:table-cell>
          <table:table-cell table:formula="of:=(5/9)*([.D41]-32)" office:value-type="float" office:value="12.8757666666667" calcext:value-type="float">
            <text:p/>
          </table:table-cell>
          <table:table-cell table:formula="of:=[.E41]*2.54" office:value-type="float" office:value="33.25213568" calcext:value-type="float">
            <text:p/>
          </table:table-cell>
          <table:table-cell table:formula="of:=[.F41]" office:value-type="float" office:value="5" calcext:value-type="float">
            <text:p/>
          </table:table-cell>
          <table:table-cell table:formula="of:=[.G41]*2.54" office:value-type="float" office:value="3.661986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0.514919" calcext:value-type="float">
            <text:p>10.514919</text:p>
          </table:table-cell>
          <table:table-cell office:value-type="float" office:value="6" calcext:value-type="float">
            <text:p>6</text:p>
          </table:table-cell>
          <table:table-cell office:value-type="float" office:value="1.309139" calcext:value-type="float">
            <text:p>1.309139</text:p>
          </table:table-cell>
          <table:table-cell/>
          <table:table-cell table:formula="of:=[.B42]" office:value-type="string" office:string-value="2017-4" calcext:value-type="string">
            <text:p>2017-4</text:p>
          </table:table-cell>
          <table:table-cell table:formula="of:=[.C42]*2.54" office:value-type="float" office:value="26.0163056" calcext:value-type="float">
            <text:p/>
          </table:table-cell>
          <table:table-cell table:formula="of:=(5/9)*([.D42]-32)" office:value-type="float" office:value="17.8567422222222" calcext:value-type="float">
            <text:p/>
          </table:table-cell>
          <table:table-cell table:formula="of:=[.E42]*2.54" office:value-type="float" office:value="26.70789426" calcext:value-type="float">
            <text:p/>
          </table:table-cell>
          <table:table-cell table:formula="of:=[.F42]" office:value-type="float" office:value="6" calcext:value-type="float">
            <text:p/>
          </table:table-cell>
          <table:table-cell table:formula="of:=[.G42]*2.54" office:value-type="float" office:value="3.3252130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7.416313" calcext:value-type="float">
            <text:p>7.416313</text:p>
          </table:table-cell>
          <table:table-cell office:value-type="float" office:value="7" calcext:value-type="float">
            <text:p>7</text:p>
          </table:table-cell>
          <table:table-cell office:value-type="float" office:value="1.051492" calcext:value-type="float">
            <text:p>1.051492</text:p>
          </table:table-cell>
          <table:table-cell/>
          <table:table-cell table:formula="of:=[.B43]" office:value-type="string" office:string-value="2017-5" calcext:value-type="string">
            <text:p>2017-5</text:p>
          </table:table-cell>
          <table:table-cell table:formula="of:=[.C43]*2.54" office:value-type="float" office:value="19.1844041" calcext:value-type="float">
            <text:p/>
          </table:table-cell>
          <table:table-cell table:formula="of:=(5/9)*([.D43]-32)" office:value-type="float" office:value="20.7325111111111" calcext:value-type="float">
            <text:p/>
          </table:table-cell>
          <table:table-cell table:formula="of:=[.E43]*2.54" office:value-type="float" office:value="18.83743502" calcext:value-type="float">
            <text:p/>
          </table:table-cell>
          <table:table-cell table:formula="of:=[.F43]" office:value-type="float" office:value="7" calcext:value-type="float">
            <text:p/>
          </table:table-cell>
          <table:table-cell table:formula="of:=[.G43]*2.54" office:value-type="float" office:value="2.670789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3.8174" calcext:value-type="float">
            <text:p>3.8174</text:p>
          </table:table-cell>
          <table:table-cell office:value-type="float" office:value="7" calcext:value-type="float">
            <text:p>7</text:p>
          </table:table-cell>
          <table:table-cell office:value-type="float" office:value="0.741631" calcext:value-type="float">
            <text:p>0.741631</text:p>
          </table:table-cell>
          <table:table-cell/>
          <table:table-cell table:formula="of:=[.B44]" office:value-type="string" office:string-value="2017-6" calcext:value-type="string">
            <text:p>2017-6</text:p>
          </table:table-cell>
          <table:table-cell table:formula="of:=[.C44]*2.54" office:value-type="float" office:value="11.2955959" calcext:value-type="float">
            <text:p/>
          </table:table-cell>
          <table:table-cell table:formula="of:=(5/9)*([.D44]-32)" office:value-type="float" office:value="20.7325111111111" calcext:value-type="float">
            <text:p/>
          </table:table-cell>
          <table:table-cell table:formula="of:=[.E44]*2.54" office:value-type="float" office:value="9.696196" calcext:value-type="float">
            <text:p/>
          </table:table-cell>
          <table:table-cell table:formula="of:=[.F44]" office:value-type="float" office:value="7" calcext:value-type="float">
            <text:p/>
          </table:table-cell>
          <table:table-cell table:formula="of:=[.G44]*2.54" office:value-type="float" office:value="1.883742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6" calcext:value-type="float">
            <text:p>6</text:p>
          </table:table-cell>
          <table:table-cell office:value-type="float" office:value="0.38174" calcext:value-type="float">
            <text:p>0.38174</text:p>
          </table:table-cell>
          <table:table-cell/>
          <table:table-cell table:formula="of:=[.B45]" office:value-type="string" office:string-value="2017-7" calcext:value-type="string">
            <text:p>2017-7</text:p>
          </table:table-cell>
          <table:table-cell table:formula="of:=[.C45]*2.54" office:value-type="float" office:value="4.4636944" calcext:value-type="float">
            <text:p/>
          </table:table-cell>
          <table:table-cell table:formula="of:=(5/9)*([.D45]-32)" office:value-type="float" office:value="17.8567422222222" calcext:value-type="float">
            <text:p/>
          </table:table-cell>
          <table:table-cell table:formula="of:=[.E45]*2.54" office:value-type="float" office:value="0.58250582" calcext:value-type="float">
            <text:p/>
          </table:table-cell>
          <table:table-cell table:formula="of:=[.F45]" office:value-type="float" office:value="6" calcext:value-type="float">
            <text:p/>
          </table:table-cell>
          <table:table-cell table:formula="of:=[.G45]*2.54" office:value-type="float" office:value="0.969619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2933" calcext:value-type="float">
            <text:p>0.022933</text:p>
          </table:table-cell>
          <table:table-cell/>
          <table:table-cell table:formula="of:=[.B46]" office:value-type="string" office:string-value="2017-8" calcext:value-type="string">
            <text:p>2017-8</text:p>
          </table:table-cell>
          <table:table-cell table:formula="of:=[.C46]*2.54" office:value-type="float" office:value="0.5192903" calcext:value-type="float">
            <text:p/>
          </table:table-cell>
          <table:table-cell table:formula="of:=(5/9)*([.D46]-32)" office:value-type="float" office:value="12.8757666666667" calcext:value-type="float">
            <text:p/>
          </table:table-cell>
          <table:table-cell table:formula="of:=[.E46]*2.54" office:value-type="float" office:value="0" calcext:value-type="float">
            <text:p/>
          </table:table-cell>
          <table:table-cell table:formula="of:=[.F46]" office:value-type="float" office:value="5" calcext:value-type="float">
            <text:p/>
          </table:table-cell>
          <table:table-cell table:formula="of:=[.G46]*2.54" office:value-type="float" office:value="0.058249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7]" office:value-type="string" office:string-value="2017-9" calcext:value-type="string">
            <text:p>2017-9</text:p>
          </table:table-cell>
          <table:table-cell table:formula="of:=[.C47]*2.54" office:value-type="float" office:value="0.5192903" calcext:value-type="float">
            <text:p/>
          </table:table-cell>
          <table:table-cell table:formula="of:=(5/9)*([.D47]-32)" office:value-type="float" office:value="7.12423333333333" calcext:value-type="float">
            <text:p/>
          </table:table-cell>
          <table:table-cell table:formula="of:=[.E47]*2.54" office:value-type="float" office:value="0" calcext:value-type="float">
            <text:p/>
          </table:table-cell>
          <table:table-cell table:formula="of:=[.F47]" office:value-type="float" office:value="4" calcext:value-type="float">
            <text:p/>
          </table:table-cell>
          <table:table-cell table:formula="of:=[.G47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8]" office:value-type="string" office:string-value="2017-10" calcext:value-type="string">
            <text:p>2017-10</text:p>
          </table:table-cell>
          <table:table-cell table:formula="of:=[.C48]*2.54" office:value-type="float" office:value="4.46369186" calcext:value-type="float">
            <text:p/>
          </table:table-cell>
          <table:table-cell table:formula="of:=(5/9)*([.D48]-32)" office:value-type="float" office:value="2.14326" calcext:value-type="float">
            <text:p/>
          </table:table-cell>
          <table:table-cell table:formula="of:=[.E48]*2.54" office:value-type="float" office:value="3.34253078" calcext:value-type="float">
            <text:p/>
          </table:table-cell>
          <table:table-cell table:formula="of:=[.F48]" office:value-type="float" office:value="3" calcext:value-type="float">
            <text:p/>
          </table:table-cell>
          <table:table-cell table:formula="of:=[.G48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7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formula="of:=[.B49]" office:value-type="string" office:string-value="2017-11" calcext:value-type="string">
            <text:p>2017-11</text:p>
          </table:table-cell>
          <table:table-cell table:formula="of:=[.C49]*2.54" office:value-type="float" office:value="11.29560098" calcext:value-type="float">
            <text:p/>
          </table:table-cell>
          <table:table-cell table:formula="of:=(5/9)*([.D49]-32)" office:value-type="float" office:value="-0.732510000000001" calcext:value-type="float">
            <text:p/>
          </table:table-cell>
          <table:table-cell table:formula="of:=[.E49]*2.54" office:value-type="float" office:value="5.54309788" calcext:value-type="float">
            <text:p/>
          </table:table-cell>
          <table:table-cell table:formula="of:=[.F49]" office:value-type="float" office:value="2" calcext:value-type="float">
            <text:p/>
          </table:table-cell>
          <table:table-cell table:formula="of:=[.G49]*2.54" office:value-type="float" office:value="0.3342538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4.244345" calcext:value-type="float">
            <text:p>4.244345</text:p>
          </table:table-cell>
          <table:table-cell office:value-type="float" office:value="2" calcext:value-type="float">
            <text:p>2</text:p>
          </table:table-cell>
          <table:table-cell office:value-type="float" office:value="0.218232" calcext:value-type="float">
            <text:p>0.218232</text:p>
          </table:table-cell>
          <table:table-cell/>
          <table:table-cell table:formula="of:=[.B50]" office:value-type="string" office:string-value="2018-0" calcext:value-type="string">
            <text:p>2018-0</text:p>
          </table:table-cell>
          <table:table-cell table:formula="of:=[.C50]*2.54" office:value-type="float" office:value="19.18440156" calcext:value-type="float">
            <text:p/>
          </table:table-cell>
          <table:table-cell table:formula="of:=(5/9)*([.D50]-32)" office:value-type="float" office:value="-0.732508888888888" calcext:value-type="float">
            <text:p/>
          </table:table-cell>
          <table:table-cell table:formula="of:=[.E50]*2.54" office:value-type="float" office:value="10.7806363" calcext:value-type="float">
            <text:p/>
          </table:table-cell>
          <table:table-cell table:formula="of:=[.F50]" office:value-type="float" office:value="2" calcext:value-type="float">
            <text:p/>
          </table:table-cell>
          <table:table-cell table:formula="of:=[.G50]*2.54" office:value-type="float" office:value="0.5543092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879089" calcext:value-type="float">
            <text:p>9.879089</text:p>
          </table:table-cell>
          <table:table-cell office:value-type="float" office:value="3" calcext:value-type="float">
            <text:p>3</text:p>
          </table:table-cell>
          <table:table-cell office:value-type="float" office:value="0.424434" calcext:value-type="float">
            <text:p>0.424434</text:p>
          </table:table-cell>
          <table:table-cell/>
          <table:table-cell table:formula="of:=[.B51]" office:value-type="string" office:string-value="2018-1" calcext:value-type="string">
            <text:p>2018-1</text:p>
          </table:table-cell>
          <table:table-cell table:formula="of:=[.C51]*2.54" office:value-type="float" office:value="26.0163056" calcext:value-type="float">
            <text:p/>
          </table:table-cell>
          <table:table-cell table:formula="of:=(5/9)*([.D51]-32)" office:value-type="float" office:value="2.14325777777778" calcext:value-type="float">
            <text:p/>
          </table:table-cell>
          <table:table-cell table:formula="of:=[.E51]*2.54" office:value-type="float" office:value="25.09288606" calcext:value-type="float">
            <text:p/>
          </table:table-cell>
          <table:table-cell table:formula="of:=[.F51]" office:value-type="float" office:value="3" calcext:value-type="float">
            <text:p/>
          </table:table-cell>
          <table:table-cell table:formula="of:=[.G51]*2.54" office:value-type="float" office:value="1.0780623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417269" calcext:value-type="float">
            <text:p>14.417269</text:p>
          </table:table-cell>
          <table:table-cell office:value-type="float" office:value="4" calcext:value-type="float">
            <text:p>4</text:p>
          </table:table-cell>
          <table:table-cell office:value-type="float" office:value="0.987909" calcext:value-type="float">
            <text:p>0.987909</text:p>
          </table:table-cell>
          <table:table-cell/>
          <table:table-cell table:formula="of:=[.B52]" office:value-type="string" office:string-value="2018-2" calcext:value-type="string">
            <text:p>2018-2</text:p>
          </table:table-cell>
          <table:table-cell table:formula="of:=[.C52]*2.54" office:value-type="float" office:value="29.9607097" calcext:value-type="float">
            <text:p/>
          </table:table-cell>
          <table:table-cell table:formula="of:=(5/9)*([.D52]-32)" office:value-type="float" office:value="7.12423333333333" calcext:value-type="float">
            <text:p/>
          </table:table-cell>
          <table:table-cell table:formula="of:=[.E52]*2.54" office:value-type="float" office:value="36.61986326" calcext:value-type="float">
            <text:p/>
          </table:table-cell>
          <table:table-cell table:formula="of:=[.F52]" office:value-type="float" office:value="4" calcext:value-type="float">
            <text:p/>
          </table:table-cell>
          <table:table-cell table:formula="of:=[.G52]*2.54" office:value-type="float" office:value="2.509288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091392" calcext:value-type="float">
            <text:p>13.091392</text:p>
          </table:table-cell>
          <table:table-cell office:value-type="float" office:value="5" calcext:value-type="float">
            <text:p>5</text:p>
          </table:table-cell>
          <table:table-cell office:value-type="float" office:value="1.441727" calcext:value-type="float">
            <text:p>1.441727</text:p>
          </table:table-cell>
          <table:table-cell/>
          <table:table-cell table:formula="of:=[.B53]" office:value-type="string" office:string-value="2018-3" calcext:value-type="string">
            <text:p>2018-3</text:p>
          </table:table-cell>
          <table:table-cell table:formula="of:=[.C53]*2.54" office:value-type="float" office:value="29.9607097" calcext:value-type="float">
            <text:p/>
          </table:table-cell>
          <table:table-cell table:formula="of:=(5/9)*([.D53]-32)" office:value-type="float" office:value="12.8757666666667" calcext:value-type="float">
            <text:p/>
          </table:table-cell>
          <table:table-cell table:formula="of:=[.E53]*2.54" office:value-type="float" office:value="33.25213568" calcext:value-type="float">
            <text:p/>
          </table:table-cell>
          <table:table-cell table:formula="of:=[.F53]" office:value-type="float" office:value="5" calcext:value-type="float">
            <text:p/>
          </table:table-cell>
          <table:table-cell table:formula="of:=[.G53]*2.54" office:value-type="float" office:value="3.661986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0.514919" calcext:value-type="float">
            <text:p>10.514919</text:p>
          </table:table-cell>
          <table:table-cell office:value-type="float" office:value="6" calcext:value-type="float">
            <text:p>6</text:p>
          </table:table-cell>
          <table:table-cell office:value-type="float" office:value="1.309139" calcext:value-type="float">
            <text:p>1.309139</text:p>
          </table:table-cell>
          <table:table-cell/>
          <table:table-cell table:formula="of:=[.B54]" office:value-type="string" office:string-value="2018-4" calcext:value-type="string">
            <text:p>2018-4</text:p>
          </table:table-cell>
          <table:table-cell table:formula="of:=[.C54]*2.54" office:value-type="float" office:value="26.0163056" calcext:value-type="float">
            <text:p/>
          </table:table-cell>
          <table:table-cell table:formula="of:=(5/9)*([.D54]-32)" office:value-type="float" office:value="17.8567422222222" calcext:value-type="float">
            <text:p/>
          </table:table-cell>
          <table:table-cell table:formula="of:=[.E54]*2.54" office:value-type="float" office:value="26.70789426" calcext:value-type="float">
            <text:p/>
          </table:table-cell>
          <table:table-cell table:formula="of:=[.F54]" office:value-type="float" office:value="6" calcext:value-type="float">
            <text:p/>
          </table:table-cell>
          <table:table-cell table:formula="of:=[.G54]*2.54" office:value-type="float" office:value="3.3252130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7.416313" calcext:value-type="float">
            <text:p>7.416313</text:p>
          </table:table-cell>
          <table:table-cell office:value-type="float" office:value="7" calcext:value-type="float">
            <text:p>7</text:p>
          </table:table-cell>
          <table:table-cell office:value-type="float" office:value="1.051492" calcext:value-type="float">
            <text:p>1.051492</text:p>
          </table:table-cell>
          <table:table-cell/>
          <table:table-cell table:formula="of:=[.B55]" office:value-type="string" office:string-value="2018-5" calcext:value-type="string">
            <text:p>2018-5</text:p>
          </table:table-cell>
          <table:table-cell table:formula="of:=[.C55]*2.54" office:value-type="float" office:value="19.1844041" calcext:value-type="float">
            <text:p/>
          </table:table-cell>
          <table:table-cell table:formula="of:=(5/9)*([.D55]-32)" office:value-type="float" office:value="20.7325111111111" calcext:value-type="float">
            <text:p/>
          </table:table-cell>
          <table:table-cell table:formula="of:=[.E55]*2.54" office:value-type="float" office:value="18.83743502" calcext:value-type="float">
            <text:p/>
          </table:table-cell>
          <table:table-cell table:formula="of:=[.F55]" office:value-type="float" office:value="7" calcext:value-type="float">
            <text:p/>
          </table:table-cell>
          <table:table-cell table:formula="of:=[.G55]*2.54" office:value-type="float" office:value="2.670789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3.8174" calcext:value-type="float">
            <text:p>3.8174</text:p>
          </table:table-cell>
          <table:table-cell office:value-type="float" office:value="7" calcext:value-type="float">
            <text:p>7</text:p>
          </table:table-cell>
          <table:table-cell office:value-type="float" office:value="0.741631" calcext:value-type="float">
            <text:p>0.741631</text:p>
          </table:table-cell>
          <table:table-cell/>
          <table:table-cell table:formula="of:=[.B56]" office:value-type="string" office:string-value="2018-6" calcext:value-type="string">
            <text:p>2018-6</text:p>
          </table:table-cell>
          <table:table-cell table:formula="of:=[.C56]*2.54" office:value-type="float" office:value="11.2955959" calcext:value-type="float">
            <text:p/>
          </table:table-cell>
          <table:table-cell table:formula="of:=(5/9)*([.D56]-32)" office:value-type="float" office:value="20.7325111111111" calcext:value-type="float">
            <text:p/>
          </table:table-cell>
          <table:table-cell table:formula="of:=[.E56]*2.54" office:value-type="float" office:value="9.696196" calcext:value-type="float">
            <text:p/>
          </table:table-cell>
          <table:table-cell table:formula="of:=[.F56]" office:value-type="float" office:value="7" calcext:value-type="float">
            <text:p/>
          </table:table-cell>
          <table:table-cell table:formula="of:=[.G56]*2.54" office:value-type="float" office:value="1.883742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6" calcext:value-type="float">
            <text:p>6</text:p>
          </table:table-cell>
          <table:table-cell office:value-type="float" office:value="0.38174" calcext:value-type="float">
            <text:p>0.38174</text:p>
          </table:table-cell>
          <table:table-cell/>
          <table:table-cell table:formula="of:=[.B57]" office:value-type="string" office:string-value="2018-7" calcext:value-type="string">
            <text:p>2018-7</text:p>
          </table:table-cell>
          <table:table-cell table:formula="of:=[.C57]*2.54" office:value-type="float" office:value="4.4636944" calcext:value-type="float">
            <text:p/>
          </table:table-cell>
          <table:table-cell table:formula="of:=(5/9)*([.D57]-32)" office:value-type="float" office:value="17.8567422222222" calcext:value-type="float">
            <text:p/>
          </table:table-cell>
          <table:table-cell table:formula="of:=[.E57]*2.54" office:value-type="float" office:value="0.58250582" calcext:value-type="float">
            <text:p/>
          </table:table-cell>
          <table:table-cell table:formula="of:=[.F57]" office:value-type="float" office:value="6" calcext:value-type="float">
            <text:p/>
          </table:table-cell>
          <table:table-cell table:formula="of:=[.G57]*2.54" office:value-type="float" office:value="0.969619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2933" calcext:value-type="float">
            <text:p>0.022933</text:p>
          </table:table-cell>
          <table:table-cell/>
          <table:table-cell table:formula="of:=[.B58]" office:value-type="string" office:string-value="2018-8" calcext:value-type="string">
            <text:p>2018-8</text:p>
          </table:table-cell>
          <table:table-cell table:formula="of:=[.C58]*2.54" office:value-type="float" office:value="0.5192903" calcext:value-type="float">
            <text:p/>
          </table:table-cell>
          <table:table-cell table:formula="of:=(5/9)*([.D58]-32)" office:value-type="float" office:value="12.8757666666667" calcext:value-type="float">
            <text:p/>
          </table:table-cell>
          <table:table-cell table:formula="of:=[.E58]*2.54" office:value-type="float" office:value="0" calcext:value-type="float">
            <text:p/>
          </table:table-cell>
          <table:table-cell table:formula="of:=[.F58]" office:value-type="float" office:value="5" calcext:value-type="float">
            <text:p/>
          </table:table-cell>
          <table:table-cell table:formula="of:=[.G58]*2.54" office:value-type="float" office:value="0.058249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9]" office:value-type="string" office:string-value="2018-9" calcext:value-type="string">
            <text:p>2018-9</text:p>
          </table:table-cell>
          <table:table-cell table:formula="of:=[.C59]*2.54" office:value-type="float" office:value="0.5192903" calcext:value-type="float">
            <text:p/>
          </table:table-cell>
          <table:table-cell table:formula="of:=(5/9)*([.D59]-32)" office:value-type="float" office:value="7.12423333333333" calcext:value-type="float">
            <text:p/>
          </table:table-cell>
          <table:table-cell table:formula="of:=[.E59]*2.54" office:value-type="float" office:value="0" calcext:value-type="float">
            <text:p/>
          </table:table-cell>
          <table:table-cell table:formula="of:=[.F59]" office:value-type="float" office:value="4" calcext:value-type="float">
            <text:p/>
          </table:table-cell>
          <table:table-cell table:formula="of:=[.G59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60]" office:value-type="string" office:string-value="2018-10" calcext:value-type="string">
            <text:p>2018-10</text:p>
          </table:table-cell>
          <table:table-cell table:formula="of:=[.C60]*2.54" office:value-type="float" office:value="4.46369186" calcext:value-type="float">
            <text:p/>
          </table:table-cell>
          <table:table-cell table:formula="of:=(5/9)*([.D60]-32)" office:value-type="float" office:value="2.14326" calcext:value-type="float">
            <text:p/>
          </table:table-cell>
          <table:table-cell table:formula="of:=[.E60]*2.54" office:value-type="float" office:value="3.34253078" calcext:value-type="float">
            <text:p/>
          </table:table-cell>
          <table:table-cell table:formula="of:=[.F60]" office:value-type="float" office:value="3" calcext:value-type="float">
            <text:p/>
          </table:table-cell>
          <table:table-cell table:formula="of:=[.G60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8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formula="of:=[.B61]" office:value-type="string" office:string-value="2018-11" calcext:value-type="string">
            <text:p>2018-11</text:p>
          </table:table-cell>
          <table:table-cell table:formula="of:=[.C61]*2.54" office:value-type="float" office:value="11.29560098" calcext:value-type="float">
            <text:p/>
          </table:table-cell>
          <table:table-cell table:formula="of:=(5/9)*([.D61]-32)" office:value-type="float" office:value="-0.732510000000001" calcext:value-type="float">
            <text:p/>
          </table:table-cell>
          <table:table-cell table:formula="of:=[.E61]*2.54" office:value-type="float" office:value="5.54309788" calcext:value-type="float">
            <text:p/>
          </table:table-cell>
          <table:table-cell table:formula="of:=[.F61]" office:value-type="float" office:value="2" calcext:value-type="float">
            <text:p/>
          </table:table-cell>
          <table:table-cell table:formula="of:=[.G61]*2.54" office:value-type="float" office:value="0.3342538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0</text:p>
          </table:table-cell>
          <table:table-cell office:value-type="float" office:value="7.552914" calcext:value-type="float">
            <text:p>7.552914</text:p>
          </table:table-cell>
          <table:table-cell office:value-type="float" office:value="30.681484" calcext:value-type="float">
            <text:p>30.681484</text:p>
          </table:table-cell>
          <table:table-cell office:value-type="float" office:value="4.244345" calcext:value-type="float">
            <text:p>4.244345</text:p>
          </table:table-cell>
          <table:table-cell office:value-type="float" office:value="2" calcext:value-type="float">
            <text:p>2</text:p>
          </table:table-cell>
          <table:table-cell office:value-type="float" office:value="0.218232" calcext:value-type="float">
            <text:p>0.218232</text:p>
          </table:table-cell>
          <table:table-cell/>
          <table:table-cell table:formula="of:=[.B62]" office:value-type="string" office:string-value="2019-0" calcext:value-type="string">
            <text:p>2019-0</text:p>
          </table:table-cell>
          <table:table-cell table:formula="of:=[.C62]*2.54" office:value-type="float" office:value="19.18440156" calcext:value-type="float">
            <text:p/>
          </table:table-cell>
          <table:table-cell table:formula="of:=(5/9)*([.D62]-32)" office:value-type="float" office:value="-0.732508888888888" calcext:value-type="float">
            <text:p/>
          </table:table-cell>
          <table:table-cell table:formula="of:=[.E62]*2.54" office:value-type="float" office:value="10.7806363" calcext:value-type="float">
            <text:p/>
          </table:table-cell>
          <table:table-cell table:formula="of:=[.F62]" office:value-type="float" office:value="2" calcext:value-type="float">
            <text:p/>
          </table:table-cell>
          <table:table-cell table:formula="of:=[.G62]*2.54" office:value-type="float" office:value="0.5543092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1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35.857864" calcext:value-type="float">
            <text:p>35.857864</text:p>
          </table:table-cell>
          <table:table-cell office:value-type="float" office:value="9.879089" calcext:value-type="float">
            <text:p>9.879089</text:p>
          </table:table-cell>
          <table:table-cell office:value-type="float" office:value="3" calcext:value-type="float">
            <text:p>3</text:p>
          </table:table-cell>
          <table:table-cell office:value-type="float" office:value="0.424434" calcext:value-type="float">
            <text:p>0.424434</text:p>
          </table:table-cell>
          <table:table-cell/>
          <table:table-cell table:formula="of:=[.B63]" office:value-type="string" office:string-value="2019-1" calcext:value-type="string">
            <text:p>2019-1</text:p>
          </table:table-cell>
          <table:table-cell table:formula="of:=[.C63]*2.54" office:value-type="float" office:value="26.0163056" calcext:value-type="float">
            <text:p/>
          </table:table-cell>
          <table:table-cell table:formula="of:=(5/9)*([.D63]-32)" office:value-type="float" office:value="2.14325777777778" calcext:value-type="float">
            <text:p/>
          </table:table-cell>
          <table:table-cell table:formula="of:=[.E63]*2.54" office:value-type="float" office:value="25.09288606" calcext:value-type="float">
            <text:p/>
          </table:table-cell>
          <table:table-cell table:formula="of:=[.F63]" office:value-type="float" office:value="3" calcext:value-type="float">
            <text:p/>
          </table:table-cell>
          <table:table-cell table:formula="of:=[.G63]*2.54" office:value-type="float" office:value="1.0780623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2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14.417269" calcext:value-type="float">
            <text:p>14.417269</text:p>
          </table:table-cell>
          <table:table-cell office:value-type="float" office:value="4" calcext:value-type="float">
            <text:p>4</text:p>
          </table:table-cell>
          <table:table-cell office:value-type="float" office:value="0.987909" calcext:value-type="float">
            <text:p>0.987909</text:p>
          </table:table-cell>
          <table:table-cell/>
          <table:table-cell table:formula="of:=[.B64]" office:value-type="string" office:string-value="2019-2" calcext:value-type="string">
            <text:p>2019-2</text:p>
          </table:table-cell>
          <table:table-cell table:formula="of:=[.C64]*2.54" office:value-type="float" office:value="29.9607097" calcext:value-type="float">
            <text:p/>
          </table:table-cell>
          <table:table-cell table:formula="of:=(5/9)*([.D64]-32)" office:value-type="float" office:value="7.12423333333333" calcext:value-type="float">
            <text:p/>
          </table:table-cell>
          <table:table-cell table:formula="of:=[.E64]*2.54" office:value-type="float" office:value="36.61986326" calcext:value-type="float">
            <text:p/>
          </table:table-cell>
          <table:table-cell table:formula="of:=[.F64]" office:value-type="float" office:value="4" calcext:value-type="float">
            <text:p/>
          </table:table-cell>
          <table:table-cell table:formula="of:=[.G64]*2.54" office:value-type="float" office:value="2.509288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3</text:p>
          </table:table-cell>
          <table:table-cell office:value-type="float" office:value="11.795555" calcext:value-type="float">
            <text:p>11.79555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13.091392" calcext:value-type="float">
            <text:p>13.091392</text:p>
          </table:table-cell>
          <table:table-cell office:value-type="float" office:value="5" calcext:value-type="float">
            <text:p>5</text:p>
          </table:table-cell>
          <table:table-cell office:value-type="float" office:value="1.441727" calcext:value-type="float">
            <text:p>1.441727</text:p>
          </table:table-cell>
          <table:table-cell/>
          <table:table-cell table:formula="of:=[.B65]" office:value-type="string" office:string-value="2019-3" calcext:value-type="string">
            <text:p>2019-3</text:p>
          </table:table-cell>
          <table:table-cell table:formula="of:=[.C65]*2.54" office:value-type="float" office:value="29.9607097" calcext:value-type="float">
            <text:p/>
          </table:table-cell>
          <table:table-cell table:formula="of:=(5/9)*([.D65]-32)" office:value-type="float" office:value="12.8757666666667" calcext:value-type="float">
            <text:p/>
          </table:table-cell>
          <table:table-cell table:formula="of:=[.E65]*2.54" office:value-type="float" office:value="33.25213568" calcext:value-type="float">
            <text:p/>
          </table:table-cell>
          <table:table-cell table:formula="of:=[.F65]" office:value-type="float" office:value="5" calcext:value-type="float">
            <text:p/>
          </table:table-cell>
          <table:table-cell table:formula="of:=[.G65]*2.54" office:value-type="float" office:value="3.6619865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4</text:p>
          </table:table-cell>
          <table:table-cell office:value-type="float" office:value="10.24264" calcext:value-type="float">
            <text:p>10.24264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10.514919" calcext:value-type="float">
            <text:p>10.514919</text:p>
          </table:table-cell>
          <table:table-cell office:value-type="float" office:value="6" calcext:value-type="float">
            <text:p>6</text:p>
          </table:table-cell>
          <table:table-cell office:value-type="float" office:value="1.309139" calcext:value-type="float">
            <text:p>1.309139</text:p>
          </table:table-cell>
          <table:table-cell/>
          <table:table-cell table:formula="of:=[.B66]" office:value-type="string" office:string-value="2019-4" calcext:value-type="string">
            <text:p>2019-4</text:p>
          </table:table-cell>
          <table:table-cell table:formula="of:=[.C66]*2.54" office:value-type="float" office:value="26.0163056" calcext:value-type="float">
            <text:p/>
          </table:table-cell>
          <table:table-cell table:formula="of:=(5/9)*([.D66]-32)" office:value-type="float" office:value="17.8567422222222" calcext:value-type="float">
            <text:p/>
          </table:table-cell>
          <table:table-cell table:formula="of:=[.E66]*2.54" office:value-type="float" office:value="26.70789426" calcext:value-type="float">
            <text:p/>
          </table:table-cell>
          <table:table-cell table:formula="of:=[.F66]" office:value-type="float" office:value="6" calcext:value-type="float">
            <text:p/>
          </table:table-cell>
          <table:table-cell table:formula="of:=[.G66]*2.54" office:value-type="float" office:value="3.3252130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5</text:p>
          </table:table-cell>
          <table:table-cell office:value-type="float" office:value="7.552915" calcext:value-type="float">
            <text:p>7.55291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7.416313" calcext:value-type="float">
            <text:p>7.416313</text:p>
          </table:table-cell>
          <table:table-cell office:value-type="float" office:value="7" calcext:value-type="float">
            <text:p>7</text:p>
          </table:table-cell>
          <table:table-cell office:value-type="float" office:value="1.051492" calcext:value-type="float">
            <text:p>1.051492</text:p>
          </table:table-cell>
          <table:table-cell/>
          <table:table-cell table:formula="of:=[.B67]" office:value-type="string" office:string-value="2019-5" calcext:value-type="string">
            <text:p>2019-5</text:p>
          </table:table-cell>
          <table:table-cell table:formula="of:=[.C67]*2.54" office:value-type="float" office:value="19.1844041" calcext:value-type="float">
            <text:p/>
          </table:table-cell>
          <table:table-cell table:formula="of:=(5/9)*([.D67]-32)" office:value-type="float" office:value="20.7325111111111" calcext:value-type="float">
            <text:p/>
          </table:table-cell>
          <table:table-cell table:formula="of:=[.E67]*2.54" office:value-type="float" office:value="18.83743502" calcext:value-type="float">
            <text:p/>
          </table:table-cell>
          <table:table-cell table:formula="of:=[.F67]" office:value-type="float" office:value="7" calcext:value-type="float">
            <text:p/>
          </table:table-cell>
          <table:table-cell table:formula="of:=[.G67]*2.54" office:value-type="float" office:value="2.6707896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6</text:p>
          </table:table-cell>
          <table:table-cell office:value-type="float" office:value="4.447085" calcext:value-type="float">
            <text:p>4.447085</text:p>
          </table:table-cell>
          <table:table-cell office:value-type="float" office:value="69.31852" calcext:value-type="float">
            <text:p>69.31852</text:p>
          </table:table-cell>
          <table:table-cell office:value-type="float" office:value="3.8174" calcext:value-type="float">
            <text:p>3.8174</text:p>
          </table:table-cell>
          <table:table-cell office:value-type="float" office:value="7" calcext:value-type="float">
            <text:p>7</text:p>
          </table:table-cell>
          <table:table-cell office:value-type="float" office:value="0.741631" calcext:value-type="float">
            <text:p>0.741631</text:p>
          </table:table-cell>
          <table:table-cell/>
          <table:table-cell table:formula="of:=[.B68]" office:value-type="string" office:string-value="2019-6" calcext:value-type="string">
            <text:p>2019-6</text:p>
          </table:table-cell>
          <table:table-cell table:formula="of:=[.C68]*2.54" office:value-type="float" office:value="11.2955959" calcext:value-type="float">
            <text:p/>
          </table:table-cell>
          <table:table-cell table:formula="of:=(5/9)*([.D68]-32)" office:value-type="float" office:value="20.7325111111111" calcext:value-type="float">
            <text:p/>
          </table:table-cell>
          <table:table-cell table:formula="of:=[.E68]*2.54" office:value-type="float" office:value="9.696196" calcext:value-type="float">
            <text:p/>
          </table:table-cell>
          <table:table-cell table:formula="of:=[.F68]" office:value-type="float" office:value="7" calcext:value-type="float">
            <text:p/>
          </table:table-cell>
          <table:table-cell table:formula="of:=[.G68]*2.54" office:value-type="float" office:value="1.88374274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7</text:p>
          </table:table-cell>
          <table:table-cell office:value-type="float" office:value="1.75736" calcext:value-type="float">
            <text:p>1.75736</text:p>
          </table:table-cell>
          <table:table-cell office:value-type="float" office:value="64.142136" calcext:value-type="float">
            <text:p>64.142136</text:p>
          </table:table-cell>
          <table:table-cell office:value-type="float" office:value="0.229333" calcext:value-type="float">
            <text:p>0.229333</text:p>
          </table:table-cell>
          <table:table-cell office:value-type="float" office:value="6" calcext:value-type="float">
            <text:p>6</text:p>
          </table:table-cell>
          <table:table-cell office:value-type="float" office:value="0.38174" calcext:value-type="float">
            <text:p>0.38174</text:p>
          </table:table-cell>
          <table:table-cell/>
          <table:table-cell table:formula="of:=[.B69]" office:value-type="string" office:string-value="2019-7" calcext:value-type="string">
            <text:p>2019-7</text:p>
          </table:table-cell>
          <table:table-cell table:formula="of:=[.C69]*2.54" office:value-type="float" office:value="4.4636944" calcext:value-type="float">
            <text:p/>
          </table:table-cell>
          <table:table-cell table:formula="of:=(5/9)*([.D69]-32)" office:value-type="float" office:value="17.8567422222222" calcext:value-type="float">
            <text:p/>
          </table:table-cell>
          <table:table-cell table:formula="of:=[.E69]*2.54" office:value-type="float" office:value="0.58250582" calcext:value-type="float">
            <text:p/>
          </table:table-cell>
          <table:table-cell table:formula="of:=[.F69]" office:value-type="float" office:value="6" calcext:value-type="float">
            <text:p/>
          </table:table-cell>
          <table:table-cell table:formula="of:=[.G69]*2.54" office:value-type="float" office:value="0.969619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8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55.17638" calcext:value-type="float">
            <text:p>55.176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2933" calcext:value-type="float">
            <text:p>0.022933</text:p>
          </table:table-cell>
          <table:table-cell/>
          <table:table-cell table:formula="of:=[.B70]" office:value-type="string" office:string-value="2019-8" calcext:value-type="string">
            <text:p>2019-8</text:p>
          </table:table-cell>
          <table:table-cell table:formula="of:=[.C70]*2.54" office:value-type="float" office:value="0.5192903" calcext:value-type="float">
            <text:p/>
          </table:table-cell>
          <table:table-cell table:formula="of:=(5/9)*([.D70]-32)" office:value-type="float" office:value="12.8757666666667" calcext:value-type="float">
            <text:p/>
          </table:table-cell>
          <table:table-cell table:formula="of:=[.E70]*2.54" office:value-type="float" office:value="0" calcext:value-type="float">
            <text:p/>
          </table:table-cell>
          <table:table-cell table:formula="of:=[.F70]" office:value-type="float" office:value="5" calcext:value-type="float">
            <text:p/>
          </table:table-cell>
          <table:table-cell table:formula="of:=[.G70]*2.54" office:value-type="float" office:value="0.058249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9</text:p>
          </table:table-cell>
          <table:table-cell office:value-type="float" office:value="0.204445" calcext:value-type="float">
            <text:p>0.204445</text:p>
          </table:table-cell>
          <table:table-cell office:value-type="float" office:value="44.82362" calcext:value-type="float">
            <text:p>44.823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1]" office:value-type="string" office:string-value="2019-9" calcext:value-type="string">
            <text:p>2019-9</text:p>
          </table:table-cell>
          <table:table-cell table:formula="of:=[.C71]*2.54" office:value-type="float" office:value="0.5192903" calcext:value-type="float">
            <text:p/>
          </table:table-cell>
          <table:table-cell table:formula="of:=(5/9)*([.D71]-32)" office:value-type="float" office:value="7.12423333333333" calcext:value-type="float">
            <text:p/>
          </table:table-cell>
          <table:table-cell table:formula="of:=[.E71]*2.54" office:value-type="float" office:value="0" calcext:value-type="float">
            <text:p/>
          </table:table-cell>
          <table:table-cell table:formula="of:=[.F71]" office:value-type="float" office:value="4" calcext:value-type="float">
            <text:p/>
          </table:table-cell>
          <table:table-cell table:formula="of:=[.G71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10</text:p>
          </table:table-cell>
          <table:table-cell office:value-type="float" office:value="1.757359" calcext:value-type="float">
            <text:p>1.757359</text:p>
          </table:table-cell>
          <table:table-cell office:value-type="float" office:value="35.857868" calcext:value-type="float">
            <text:p>35.857868</text:p>
          </table:table-cell>
          <table:table-cell office:value-type="float" office:value="1.315957" calcext:value-type="float">
            <text:p>1.315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2]" office:value-type="string" office:string-value="2019-10" calcext:value-type="string">
            <text:p>2019-10</text:p>
          </table:table-cell>
          <table:table-cell table:formula="of:=[.C72]*2.54" office:value-type="float" office:value="4.46369186" calcext:value-type="float">
            <text:p/>
          </table:table-cell>
          <table:table-cell table:formula="of:=(5/9)*([.D72]-32)" office:value-type="float" office:value="2.14326" calcext:value-type="float">
            <text:p/>
          </table:table-cell>
          <table:table-cell table:formula="of:=[.E72]*2.54" office:value-type="float" office:value="3.34253078" calcext:value-type="float">
            <text:p/>
          </table:table-cell>
          <table:table-cell table:formula="of:=[.F72]" office:value-type="float" office:value="3" calcext:value-type="float">
            <text:p/>
          </table:table-cell>
          <table:table-cell table:formula="of:=[.G72]*2.54" office:value-type="float" office:value="0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2019-11</text:p>
          </table:table-cell>
          <table:table-cell office:value-type="float" office:value="4.447087" calcext:value-type="float">
            <text:p>4.447087</text:p>
          </table:table-cell>
          <table:table-cell office:value-type="float" office:value="30.681482" calcext:value-type="float">
            <text:p>30.681482</text:p>
          </table:table-cell>
          <table:table-cell office:value-type="float" office:value="2.182322" calcext:value-type="float">
            <text:p>2.182322</text:p>
          </table:table-cell>
          <table:table-cell office:value-type="float" office:value="2" calcext:value-type="float">
            <text:p>2</text:p>
          </table:table-cell>
          <table:table-cell office:value-type="float" office:value="0.131596" calcext:value-type="float">
            <text:p>0.131596</text:p>
          </table:table-cell>
          <table:table-cell/>
          <table:table-cell table:style-name="ce4" table:formula="of:=[.B73]" office:value-type="string" office:string-value="2019-11" calcext:value-type="string">
            <text:p>2019-11</text:p>
          </table:table-cell>
          <table:table-cell table:style-name="ce7" table:formula="of:=[.C73]*2.54" office:value-type="float" office:value="11.29560098" calcext:value-type="float">
            <text:p/>
          </table:table-cell>
          <table:table-cell table:style-name="ce7" table:formula="of:=(5/9)*([.D73]-32)" office:value-type="float" office:value="-0.732510000000001" calcext:value-type="float">
            <text:p/>
          </table:table-cell>
          <table:table-cell table:style-name="ce7" table:formula="of:=[.E73]*2.54" office:value-type="float" office:value="5.54309788" calcext:value-type="float">
            <text:p/>
          </table:table-cell>
          <table:table-cell table:style-name="ce7" table:formula="of:=[.F73]" office:value-type="float" office:value="2" calcext:value-type="float">
            <text:p/>
          </table:table-cell>
          <table:table-cell table:style-name="ce11" table:formula="of:=[.G73]*2.54" office:value-type="float" office:value="0.33425384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20:41:13.996496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20:03:30.363550013</meta:creation-date>
    <dc:date>2014-05-12T20:54:10.420255159</dc:date>
    <meta:editing-duration>PT25M48S</meta:editing-duration>
    <meta:editing-cycles>3</meta:editing-cycles>
    <meta:generator>LibreOffice/4.2.3.3$Linux_X86_64 LibreOffice_project/420m0$Build-3</meta:generator>
    <meta:document-statistic meta:table-count="1" meta:cell-count="8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31cm" svg:y="0.316cm" chart:style-name="ch2">
          <text:p>Grainville Simulation</text:p>
        </chart:title>
        <chart:legend chart:legend-position="bottom" svg:x="2.71cm" svg:y="7.685cm" style:legend-expansion="wide" chart:style-name="ch3"/>
        <chart:plot-area chart:style-name="ch4" table:cell-range-address="Sheet1.I1:Sheet1.N73" chart:data-source-has-labels="both" svg:x="1.345cm" svg:y="1.693cm" svg:width="14.015cm" svg:height="4.817cm">
          <chartooo:coordinate-region svg:x="2.307cm" svg:y="1.902cm" svg:width="13.053cm" svg:height="3.993cm"/>
          <chart:axis chart:dimension="x" chart:name="primary-x" chart:style-name="ch5" chartooo:axis-type="auto">
            <chartooo:date-scale/>
            <chart:title svg:x="7.409cm" svg:y="6.69cm" chart:style-name="ch6">
              <text:p>State Values</text:p>
            </chart:title>
            <chart:categories table:cell-range-address="Sheet1.I2:Sheet1.I73"/>
          </chart:axis>
          <chart:axis chart:dimension="y" chart:name="primary-y" chart:style-name="ch5">
            <chart:title svg:x="0.451cm" svg:y="4.985cm" chart:style-name="ch7">
              <text:p>Year-Month</text:p>
            </chart:title>
            <chart:grid chart:style-name="ch8" chart:class="major"/>
          </chart:axis>
          <chart:series chart:style-name="ch9" chart:values-cell-range-address="Sheet1.J2:Sheet1.J73" chart:label-cell-address="Sheet1.J1:Sheet1.J1" chart:class="chart:line">
            <chart:data-point chart:repeated="72"/>
          </chart:series>
          <chart:series chart:style-name="ch10" chart:values-cell-range-address="Sheet1.K2:Sheet1.K73" chart:label-cell-address="Sheet1.K1:Sheet1.K1" chart:class="chart:line">
            <chart:data-point chart:repeated="72"/>
          </chart:series>
          <chart:series chart:style-name="ch11" chart:values-cell-range-address="Sheet1.L2:Sheet1.L73" chart:label-cell-address="Sheet1.L1:Sheet1.L1" chart:class="chart:line">
            <chart:data-point chart:repeated="72"/>
          </chart:series>
          <chart:series chart:style-name="ch12" chart:values-cell-range-address="Sheet1.M2:Sheet1.M73" chart:label-cell-address="Sheet1.M1:Sheet1.M1" chart:class="chart:line">
            <chart:data-point chart:repeated="72"/>
          </chart:series>
          <chart:series chart:style-name="ch13" chart:values-cell-range-address="Sheet1.N2:Sheet1.N73" chart:label-cell-address="Sheet1.N1:Sheet1.N1" chart:class="chart:line">
            <chart:data-point chart:repeated="7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pitation (cm)</text:p>
                <draw:g>
                  <svg:desc>Sheet1.J1:Sheet1.J1</svg:desc>
                </draw:g>
              </table:table-cell>
              <table:table-cell office:value-type="string">
                <text:p>Temperature (c)</text:p>
                <draw:g>
                  <svg:desc>Sheet1.K1:Sheet1.K1</svg:desc>
                </draw:g>
              </table:table-cell>
              <table:table-cell office:value-type="string">
                <text:p>Height (cm)</text:p>
                <draw:g>
                  <svg:desc>Sheet1.L1:Sheet1.L1</svg:desc>
                </draw:g>
              </table:table-cell>
              <table:table-cell office:value-type="string">
                <text:p>Deer</text:p>
                <draw:g>
                  <svg:desc>Sheet1.M1:Sheet1.M1</svg:desc>
                </draw:g>
              </table:table-cell>
              <table:table-cell office:value-type="string">
                <text:p>Mold Loss (cm)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</text:p>
                <draw:g>
                  <svg:desc>Sheet1.I2:Sheet1.I73</svg:desc>
                </draw:g>
              </table:table-cell>
              <table:table-cell office:value-type="float" office:value="19.18440156">
                <text:p>19.18440156</text:p>
                <draw:g>
                  <svg:desc>Sheet1.J2:Sheet1.J73</svg:desc>
                </draw:g>
              </table:table-cell>
              <table:table-cell office:value-type="float" office:value="-0.732508888888888">
                <text:p>-0.732508888888888</text:p>
                <draw:g>
                  <svg:desc>Sheet1.K2:Sheet1.K73</svg:desc>
                </draw:g>
              </table:table-cell>
              <table:table-cell office:value-type="float" office:value="9.04753842">
                <text:p>9.04753842</text:p>
                <draw:g>
                  <svg:desc>Sheet1.L2:Sheet1.L73</svg:desc>
                </draw:g>
              </table:table-cell>
              <table:table-cell office:value-type="float" office:value="1">
                <text:p>1</text:p>
                <draw:g>
                  <svg:desc>Sheet1.M2:Sheet1.M73</svg:desc>
                </draw:g>
              </table:table-cell>
              <table:table-cell office:value-type="float" office:value="0.254">
                <text:p>0.254</text:p>
                <draw:g>
                  <svg:desc>Sheet1.N2:Sheet1.N73</svg:desc>
                </draw:g>
              </table:table-cell>
            </table:table-row>
            <table:table-row>
              <table:table-cell office:value-type="string">
                <text:p>2014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4.62978818">
                <text:p>24.62978818</text:p>
              </table:table-cell>
              <table:table-cell office:value-type="float" office:value="2">
                <text:p>2</text:p>
              </table:table-cell>
              <table:table-cell office:value-type="float" office:value="0.90475308">
                <text:p>0.90475308</text:p>
              </table:table-cell>
            </table:table-row>
            <table:table-row>
              <table:table-cell office:value-type="string">
                <text:p>2014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7.42676284">
                <text:p>37.42676284</text:p>
              </table:table-cell>
              <table:table-cell office:value-type="float" office:value="3">
                <text:p>3</text:p>
              </table:table-cell>
              <table:table-cell office:value-type="float" office:value="2.46297958">
                <text:p>2.46297958</text:p>
              </table:table-cell>
            </table:table-row>
            <table:table-row>
              <table:table-cell office:value-type="string">
                <text:p>2014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5.32903526">
                <text:p>35.32903526</text:p>
              </table:table-cell>
              <table:table-cell office:value-type="float" office:value="4">
                <text:p>4</text:p>
              </table:table-cell>
              <table:table-cell office:value-type="float" office:value="3.7426773">
                <text:p>3.7426773</text:p>
              </table:table-cell>
            </table:table-row>
            <table:table-row>
              <table:table-cell office:value-type="string">
                <text:p>2014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30.05479638">
                <text:p>30.05479638</text:p>
              </table:table-cell>
              <table:table-cell office:value-type="float" office:value="5">
                <text:p>5</text:p>
              </table:table-cell>
              <table:table-cell office:value-type="float" office:value="3.53290378">
                <text:p>3.53290378</text:p>
              </table:table-cell>
            </table:table-row>
            <table:table-row>
              <table:table-cell office:value-type="string">
                <text:p>2014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23.4543346">
                <text:p>23.4543346</text:p>
              </table:table-cell>
              <table:table-cell office:value-type="float" office:value="6">
                <text:p>6</text:p>
              </table:table-cell>
              <table:table-cell office:value-type="float" office:value="3.0054804">
                <text:p>3.0054804</text:p>
              </table:table-cell>
            </table:table-row>
            <table:table-row>
              <table:table-cell office:value-type="string">
                <text:p>2014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5.58309304">
                <text:p>15.58309304</text:p>
              </table:table-cell>
              <table:table-cell office:value-type="float" office:value="7">
                <text:p>7</text:p>
              </table:table-cell>
              <table:table-cell office:value-type="float" office:value="2.34543346">
                <text:p>2.34543346</text:p>
              </table:table-cell>
            </table:table-row>
            <table:table-row>
              <table:table-cell office:value-type="string">
                <text:p>2014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6.4694054">
                <text:p>6.4694054</text:p>
              </table:table-cell>
              <table:table-cell office:value-type="float" office:value="6">
                <text:p>6</text:p>
              </table:table-cell>
              <table:table-cell office:value-type="float" office:value="1.55831032">
                <text:p>1.55831032</text:p>
              </table:table-cell>
            </table:table-row>
            <table:table-row>
              <table:table-cell office:value-type="string">
                <text:p>2014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64694054">
                <text:p>0.64694054</text:p>
              </table:table-cell>
            </table:table-row>
            <table:table-row>
              <table:table-cell office:value-type="string">
                <text:p>2014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  <table:table-row>
              <table:table-cell office:value-type="string">
                <text:p>2015-0</text:p>
              </table:table-cell>
              <table:table-cell office:value-type="float" office:value="19.18440156">
                <text:p>19.18440156</text:p>
              </table:table-cell>
              <table:table-cell office:value-type="float" office:value="-0.732508888888888">
                <text:p>-0.732508888888888</text:p>
              </table:table-cell>
              <table:table-cell office:value-type="float" office:value="10.7806363">
                <text:p>10.7806363</text:p>
              </table:table-cell>
              <table:table-cell office:value-type="float" office:value="2">
                <text:p>2</text:p>
              </table:table-cell>
              <table:table-cell office:value-type="float" office:value="0.55430928">
                <text:p>0.55430928</text:p>
              </table:table-cell>
            </table:table-row>
            <table:table-row>
              <table:table-cell office:value-type="string">
                <text:p>2015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5.09288606">
                <text:p>25.09288606</text:p>
              </table:table-cell>
              <table:table-cell office:value-type="float" office:value="3">
                <text:p>3</text:p>
              </table:table-cell>
              <table:table-cell office:value-type="float" office:value="1.07806236">
                <text:p>1.07806236</text:p>
              </table:table-cell>
            </table:table-row>
            <table:table-row>
              <table:table-cell office:value-type="string">
                <text:p>2015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6.61986326">
                <text:p>36.61986326</text:p>
              </table:table-cell>
              <table:table-cell office:value-type="float" office:value="4">
                <text:p>4</text:p>
              </table:table-cell>
              <table:table-cell office:value-type="float" office:value="2.50928886">
                <text:p>2.50928886</text:p>
              </table:table-cell>
            </table:table-row>
            <table:table-row>
              <table:table-cell office:value-type="string">
                <text:p>2015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3.25213568">
                <text:p>33.25213568</text:p>
              </table:table-cell>
              <table:table-cell office:value-type="float" office:value="5">
                <text:p>5</text:p>
              </table:table-cell>
              <table:table-cell office:value-type="float" office:value="3.66198658">
                <text:p>3.66198658</text:p>
              </table:table-cell>
            </table:table-row>
            <table:table-row>
              <table:table-cell office:value-type="string">
                <text:p>2015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26.70789426">
                <text:p>26.70789426</text:p>
              </table:table-cell>
              <table:table-cell office:value-type="float" office:value="6">
                <text:p>6</text:p>
              </table:table-cell>
              <table:table-cell office:value-type="float" office:value="3.32521306">
                <text:p>3.32521306</text:p>
              </table:table-cell>
            </table:table-row>
            <table:table-row>
              <table:table-cell office:value-type="string">
                <text:p>2015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8.83743502">
                <text:p>18.83743502</text:p>
              </table:table-cell>
              <table:table-cell office:value-type="float" office:value="7">
                <text:p>7</text:p>
              </table:table-cell>
              <table:table-cell office:value-type="float" office:value="2.67078968">
                <text:p>2.67078968</text:p>
              </table:table-cell>
            </table:table-row>
            <table:table-row>
              <table:table-cell office:value-type="string">
                <text:p>2015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9.696196">
                <text:p>9.696196</text:p>
              </table:table-cell>
              <table:table-cell office:value-type="float" office:value="7">
                <text:p>7</text:p>
              </table:table-cell>
              <table:table-cell office:value-type="float" office:value="1.88374274">
                <text:p>1.88374274</text:p>
              </table:table-cell>
            </table:table-row>
            <table:table-row>
              <table:table-cell office:value-type="string">
                <text:p>2015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0.58250582">
                <text:p>0.58250582</text:p>
              </table:table-cell>
              <table:table-cell office:value-type="float" office:value="6">
                <text:p>6</text:p>
              </table:table-cell>
              <table:table-cell office:value-type="float" office:value="0.9696196">
                <text:p>0.9696196</text:p>
              </table:table-cell>
            </table:table-row>
            <table:table-row>
              <table:table-cell office:value-type="string">
                <text:p>2015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5824982">
                <text:p>0.05824982</text:p>
              </table:table-cell>
            </table:table-row>
            <table:table-row>
              <table:table-cell office:value-type="string">
                <text:p>2015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  <table:table-row>
              <table:table-cell office:value-type="string">
                <text:p>2016-0</text:p>
              </table:table-cell>
              <table:table-cell office:value-type="float" office:value="19.18440156">
                <text:p>19.18440156</text:p>
              </table:table-cell>
              <table:table-cell office:value-type="float" office:value="-0.732508888888888">
                <text:p>-0.732508888888888</text:p>
              </table:table-cell>
              <table:table-cell office:value-type="float" office:value="10.7806363">
                <text:p>10.7806363</text:p>
              </table:table-cell>
              <table:table-cell office:value-type="float" office:value="2">
                <text:p>2</text:p>
              </table:table-cell>
              <table:table-cell office:value-type="float" office:value="0.55430928">
                <text:p>0.55430928</text:p>
              </table:table-cell>
            </table:table-row>
            <table:table-row>
              <table:table-cell office:value-type="string">
                <text:p>2016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5.09288606">
                <text:p>25.09288606</text:p>
              </table:table-cell>
              <table:table-cell office:value-type="float" office:value="3">
                <text:p>3</text:p>
              </table:table-cell>
              <table:table-cell office:value-type="float" office:value="1.07806236">
                <text:p>1.07806236</text:p>
              </table:table-cell>
            </table:table-row>
            <table:table-row>
              <table:table-cell office:value-type="string">
                <text:p>2016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6.61986326">
                <text:p>36.61986326</text:p>
              </table:table-cell>
              <table:table-cell office:value-type="float" office:value="4">
                <text:p>4</text:p>
              </table:table-cell>
              <table:table-cell office:value-type="float" office:value="2.50928886">
                <text:p>2.50928886</text:p>
              </table:table-cell>
            </table:table-row>
            <table:table-row>
              <table:table-cell office:value-type="string">
                <text:p>2016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3.25213568">
                <text:p>33.25213568</text:p>
              </table:table-cell>
              <table:table-cell office:value-type="float" office:value="5">
                <text:p>5</text:p>
              </table:table-cell>
              <table:table-cell office:value-type="float" office:value="3.66198658">
                <text:p>3.66198658</text:p>
              </table:table-cell>
            </table:table-row>
            <table:table-row>
              <table:table-cell office:value-type="string">
                <text:p>2016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26.70789426">
                <text:p>26.70789426</text:p>
              </table:table-cell>
              <table:table-cell office:value-type="float" office:value="6">
                <text:p>6</text:p>
              </table:table-cell>
              <table:table-cell office:value-type="float" office:value="3.32521306">
                <text:p>3.32521306</text:p>
              </table:table-cell>
            </table:table-row>
            <table:table-row>
              <table:table-cell office:value-type="string">
                <text:p>2016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8.83743502">
                <text:p>18.83743502</text:p>
              </table:table-cell>
              <table:table-cell office:value-type="float" office:value="7">
                <text:p>7</text:p>
              </table:table-cell>
              <table:table-cell office:value-type="float" office:value="2.67078968">
                <text:p>2.67078968</text:p>
              </table:table-cell>
            </table:table-row>
            <table:table-row>
              <table:table-cell office:value-type="string">
                <text:p>2016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9.696196">
                <text:p>9.696196</text:p>
              </table:table-cell>
              <table:table-cell office:value-type="float" office:value="7">
                <text:p>7</text:p>
              </table:table-cell>
              <table:table-cell office:value-type="float" office:value="1.88374274">
                <text:p>1.88374274</text:p>
              </table:table-cell>
            </table:table-row>
            <table:table-row>
              <table:table-cell office:value-type="string">
                <text:p>2016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0.58250582">
                <text:p>0.58250582</text:p>
              </table:table-cell>
              <table:table-cell office:value-type="float" office:value="6">
                <text:p>6</text:p>
              </table:table-cell>
              <table:table-cell office:value-type="float" office:value="0.9696196">
                <text:p>0.9696196</text:p>
              </table:table-cell>
            </table:table-row>
            <table:table-row>
              <table:table-cell office:value-type="string">
                <text:p>2016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5824982">
                <text:p>0.05824982</text:p>
              </table:table-cell>
            </table:table-row>
            <table:table-row>
              <table:table-cell office:value-type="string">
                <text:p>2016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  <table:table-row>
              <table:table-cell office:value-type="string">
                <text:p>2017-0</text:p>
              </table:table-cell>
              <table:table-cell office:value-type="float" office:value="19.18440156">
                <text:p>19.18440156</text:p>
              </table:table-cell>
              <table:table-cell office:value-type="float" office:value="-0.732508888888888">
                <text:p>-0.732508888888888</text:p>
              </table:table-cell>
              <table:table-cell office:value-type="float" office:value="10.7806363">
                <text:p>10.7806363</text:p>
              </table:table-cell>
              <table:table-cell office:value-type="float" office:value="2">
                <text:p>2</text:p>
              </table:table-cell>
              <table:table-cell office:value-type="float" office:value="0.55430928">
                <text:p>0.55430928</text:p>
              </table:table-cell>
            </table:table-row>
            <table:table-row>
              <table:table-cell office:value-type="string">
                <text:p>2017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5.09288606">
                <text:p>25.09288606</text:p>
              </table:table-cell>
              <table:table-cell office:value-type="float" office:value="3">
                <text:p>3</text:p>
              </table:table-cell>
              <table:table-cell office:value-type="float" office:value="1.07806236">
                <text:p>1.07806236</text:p>
              </table:table-cell>
            </table:table-row>
            <table:table-row>
              <table:table-cell office:value-type="string">
                <text:p>2017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6.61986326">
                <text:p>36.61986326</text:p>
              </table:table-cell>
              <table:table-cell office:value-type="float" office:value="4">
                <text:p>4</text:p>
              </table:table-cell>
              <table:table-cell office:value-type="float" office:value="2.50928886">
                <text:p>2.50928886</text:p>
              </table:table-cell>
            </table:table-row>
            <table:table-row>
              <table:table-cell office:value-type="string">
                <text:p>2017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3.25213568">
                <text:p>33.25213568</text:p>
              </table:table-cell>
              <table:table-cell office:value-type="float" office:value="5">
                <text:p>5</text:p>
              </table:table-cell>
              <table:table-cell office:value-type="float" office:value="3.66198658">
                <text:p>3.66198658</text:p>
              </table:table-cell>
            </table:table-row>
            <table:table-row>
              <table:table-cell office:value-type="string">
                <text:p>2017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26.70789426">
                <text:p>26.70789426</text:p>
              </table:table-cell>
              <table:table-cell office:value-type="float" office:value="6">
                <text:p>6</text:p>
              </table:table-cell>
              <table:table-cell office:value-type="float" office:value="3.32521306">
                <text:p>3.32521306</text:p>
              </table:table-cell>
            </table:table-row>
            <table:table-row>
              <table:table-cell office:value-type="string">
                <text:p>2017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8.83743502">
                <text:p>18.83743502</text:p>
              </table:table-cell>
              <table:table-cell office:value-type="float" office:value="7">
                <text:p>7</text:p>
              </table:table-cell>
              <table:table-cell office:value-type="float" office:value="2.67078968">
                <text:p>2.67078968</text:p>
              </table:table-cell>
            </table:table-row>
            <table:table-row>
              <table:table-cell office:value-type="string">
                <text:p>2017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9.696196">
                <text:p>9.696196</text:p>
              </table:table-cell>
              <table:table-cell office:value-type="float" office:value="7">
                <text:p>7</text:p>
              </table:table-cell>
              <table:table-cell office:value-type="float" office:value="1.88374274">
                <text:p>1.88374274</text:p>
              </table:table-cell>
            </table:table-row>
            <table:table-row>
              <table:table-cell office:value-type="string">
                <text:p>2017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0.58250582">
                <text:p>0.58250582</text:p>
              </table:table-cell>
              <table:table-cell office:value-type="float" office:value="6">
                <text:p>6</text:p>
              </table:table-cell>
              <table:table-cell office:value-type="float" office:value="0.9696196">
                <text:p>0.9696196</text:p>
              </table:table-cell>
            </table:table-row>
            <table:table-row>
              <table:table-cell office:value-type="string">
                <text:p>2017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5824982">
                <text:p>0.05824982</text:p>
              </table:table-cell>
            </table:table-row>
            <table:table-row>
              <table:table-cell office:value-type="string">
                <text:p>2017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  <table:table-row>
              <table:table-cell office:value-type="string">
                <text:p>2018-0</text:p>
              </table:table-cell>
              <table:table-cell office:value-type="float" office:value="19.18440156">
                <text:p>19.18440156</text:p>
              </table:table-cell>
              <table:table-cell office:value-type="float" office:value="-0.732508888888888">
                <text:p>-0.732508888888888</text:p>
              </table:table-cell>
              <table:table-cell office:value-type="float" office:value="10.7806363">
                <text:p>10.7806363</text:p>
              </table:table-cell>
              <table:table-cell office:value-type="float" office:value="2">
                <text:p>2</text:p>
              </table:table-cell>
              <table:table-cell office:value-type="float" office:value="0.55430928">
                <text:p>0.55430928</text:p>
              </table:table-cell>
            </table:table-row>
            <table:table-row>
              <table:table-cell office:value-type="string">
                <text:p>2018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5.09288606">
                <text:p>25.09288606</text:p>
              </table:table-cell>
              <table:table-cell office:value-type="float" office:value="3">
                <text:p>3</text:p>
              </table:table-cell>
              <table:table-cell office:value-type="float" office:value="1.07806236">
                <text:p>1.07806236</text:p>
              </table:table-cell>
            </table:table-row>
            <table:table-row>
              <table:table-cell office:value-type="string">
                <text:p>2018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6.61986326">
                <text:p>36.61986326</text:p>
              </table:table-cell>
              <table:table-cell office:value-type="float" office:value="4">
                <text:p>4</text:p>
              </table:table-cell>
              <table:table-cell office:value-type="float" office:value="2.50928886">
                <text:p>2.50928886</text:p>
              </table:table-cell>
            </table:table-row>
            <table:table-row>
              <table:table-cell office:value-type="string">
                <text:p>2018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3.25213568">
                <text:p>33.25213568</text:p>
              </table:table-cell>
              <table:table-cell office:value-type="float" office:value="5">
                <text:p>5</text:p>
              </table:table-cell>
              <table:table-cell office:value-type="float" office:value="3.66198658">
                <text:p>3.66198658</text:p>
              </table:table-cell>
            </table:table-row>
            <table:table-row>
              <table:table-cell office:value-type="string">
                <text:p>2018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26.70789426">
                <text:p>26.70789426</text:p>
              </table:table-cell>
              <table:table-cell office:value-type="float" office:value="6">
                <text:p>6</text:p>
              </table:table-cell>
              <table:table-cell office:value-type="float" office:value="3.32521306">
                <text:p>3.32521306</text:p>
              </table:table-cell>
            </table:table-row>
            <table:table-row>
              <table:table-cell office:value-type="string">
                <text:p>2018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8.83743502">
                <text:p>18.83743502</text:p>
              </table:table-cell>
              <table:table-cell office:value-type="float" office:value="7">
                <text:p>7</text:p>
              </table:table-cell>
              <table:table-cell office:value-type="float" office:value="2.67078968">
                <text:p>2.67078968</text:p>
              </table:table-cell>
            </table:table-row>
            <table:table-row>
              <table:table-cell office:value-type="string">
                <text:p>2018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9.696196">
                <text:p>9.696196</text:p>
              </table:table-cell>
              <table:table-cell office:value-type="float" office:value="7">
                <text:p>7</text:p>
              </table:table-cell>
              <table:table-cell office:value-type="float" office:value="1.88374274">
                <text:p>1.88374274</text:p>
              </table:table-cell>
            </table:table-row>
            <table:table-row>
              <table:table-cell office:value-type="string">
                <text:p>2018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0.58250582">
                <text:p>0.58250582</text:p>
              </table:table-cell>
              <table:table-cell office:value-type="float" office:value="6">
                <text:p>6</text:p>
              </table:table-cell>
              <table:table-cell office:value-type="float" office:value="0.9696196">
                <text:p>0.9696196</text:p>
              </table:table-cell>
            </table:table-row>
            <table:table-row>
              <table:table-cell office:value-type="string">
                <text:p>2018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5824982">
                <text:p>0.05824982</text:p>
              </table:table-cell>
            </table:table-row>
            <table:table-row>
              <table:table-cell office:value-type="string">
                <text:p>2018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  <table:table-row>
              <table:table-cell office:value-type="string">
                <text:p>2019-0</text:p>
              </table:table-cell>
              <table:table-cell office:value-type="float" office:value="19.18440156">
                <text:p>19.18440156</text:p>
              </table:table-cell>
              <table:table-cell office:value-type="float" office:value="-0.732508888888888">
                <text:p>-0.732508888888888</text:p>
              </table:table-cell>
              <table:table-cell office:value-type="float" office:value="10.7806363">
                <text:p>10.7806363</text:p>
              </table:table-cell>
              <table:table-cell office:value-type="float" office:value="2">
                <text:p>2</text:p>
              </table:table-cell>
              <table:table-cell office:value-type="float" office:value="0.55430928">
                <text:p>0.55430928</text:p>
              </table:table-cell>
            </table:table-row>
            <table:table-row>
              <table:table-cell office:value-type="string">
                <text:p>2019-1</text:p>
              </table:table-cell>
              <table:table-cell office:value-type="float" office:value="26.0163056">
                <text:p>26.0163056</text:p>
              </table:table-cell>
              <table:table-cell office:value-type="float" office:value="2.14325777777778">
                <text:p>2.14325777777778</text:p>
              </table:table-cell>
              <table:table-cell office:value-type="float" office:value="25.09288606">
                <text:p>25.09288606</text:p>
              </table:table-cell>
              <table:table-cell office:value-type="float" office:value="3">
                <text:p>3</text:p>
              </table:table-cell>
              <table:table-cell office:value-type="float" office:value="1.07806236">
                <text:p>1.07806236</text:p>
              </table:table-cell>
            </table:table-row>
            <table:table-row>
              <table:table-cell office:value-type="string">
                <text:p>2019-2</text:p>
              </table:table-cell>
              <table:table-cell office:value-type="float" office:value="29.9607097">
                <text:p>29.9607097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36.61986326">
                <text:p>36.61986326</text:p>
              </table:table-cell>
              <table:table-cell office:value-type="float" office:value="4">
                <text:p>4</text:p>
              </table:table-cell>
              <table:table-cell office:value-type="float" office:value="2.50928886">
                <text:p>2.50928886</text:p>
              </table:table-cell>
            </table:table-row>
            <table:table-row>
              <table:table-cell office:value-type="string">
                <text:p>2019-3</text:p>
              </table:table-cell>
              <table:table-cell office:value-type="float" office:value="29.9607097">
                <text:p>29.9607097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33.25213568">
                <text:p>33.25213568</text:p>
              </table:table-cell>
              <table:table-cell office:value-type="float" office:value="5">
                <text:p>5</text:p>
              </table:table-cell>
              <table:table-cell office:value-type="float" office:value="3.66198658">
                <text:p>3.66198658</text:p>
              </table:table-cell>
            </table:table-row>
            <table:table-row>
              <table:table-cell office:value-type="string">
                <text:p>2019-4</text:p>
              </table:table-cell>
              <table:table-cell office:value-type="float" office:value="26.0163056">
                <text:p>26.0163056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26.70789426">
                <text:p>26.70789426</text:p>
              </table:table-cell>
              <table:table-cell office:value-type="float" office:value="6">
                <text:p>6</text:p>
              </table:table-cell>
              <table:table-cell office:value-type="float" office:value="3.32521306">
                <text:p>3.32521306</text:p>
              </table:table-cell>
            </table:table-row>
            <table:table-row>
              <table:table-cell office:value-type="string">
                <text:p>2019-5</text:p>
              </table:table-cell>
              <table:table-cell office:value-type="float" office:value="19.1844041">
                <text:p>19.1844041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18.83743502">
                <text:p>18.83743502</text:p>
              </table:table-cell>
              <table:table-cell office:value-type="float" office:value="7">
                <text:p>7</text:p>
              </table:table-cell>
              <table:table-cell office:value-type="float" office:value="2.67078968">
                <text:p>2.67078968</text:p>
              </table:table-cell>
            </table:table-row>
            <table:table-row>
              <table:table-cell office:value-type="string">
                <text:p>2019-6</text:p>
              </table:table-cell>
              <table:table-cell office:value-type="float" office:value="11.2955959">
                <text:p>11.2955959</text:p>
              </table:table-cell>
              <table:table-cell office:value-type="float" office:value="20.7325111111111">
                <text:p>20.7325111111111</text:p>
              </table:table-cell>
              <table:table-cell office:value-type="float" office:value="9.696196">
                <text:p>9.696196</text:p>
              </table:table-cell>
              <table:table-cell office:value-type="float" office:value="7">
                <text:p>7</text:p>
              </table:table-cell>
              <table:table-cell office:value-type="float" office:value="1.88374274">
                <text:p>1.88374274</text:p>
              </table:table-cell>
            </table:table-row>
            <table:table-row>
              <table:table-cell office:value-type="string">
                <text:p>2019-7</text:p>
              </table:table-cell>
              <table:table-cell office:value-type="float" office:value="4.4636944">
                <text:p>4.4636944</text:p>
              </table:table-cell>
              <table:table-cell office:value-type="float" office:value="17.8567422222222">
                <text:p>17.8567422222222</text:p>
              </table:table-cell>
              <table:table-cell office:value-type="float" office:value="0.58250582">
                <text:p>0.58250582</text:p>
              </table:table-cell>
              <table:table-cell office:value-type="float" office:value="6">
                <text:p>6</text:p>
              </table:table-cell>
              <table:table-cell office:value-type="float" office:value="0.9696196">
                <text:p>0.9696196</text:p>
              </table:table-cell>
            </table:table-row>
            <table:table-row>
              <table:table-cell office:value-type="string">
                <text:p>2019-8</text:p>
              </table:table-cell>
              <table:table-cell office:value-type="float" office:value="0.5192903">
                <text:p>0.5192903</text:p>
              </table:table-cell>
              <table:table-cell office:value-type="float" office:value="12.8757666666667">
                <text:p>12.87576666666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5824982">
                <text:p>0.05824982</text:p>
              </table:table-cell>
            </table:table-row>
            <table:table-row>
              <table:table-cell office:value-type="string">
                <text:p>2019-9</text:p>
              </table:table-cell>
              <table:table-cell office:value-type="float" office:value="0.5192903">
                <text:p>0.5192903</text:p>
              </table:table-cell>
              <table:table-cell office:value-type="float" office:value="7.12423333333333">
                <text:p>7.124233333333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4.46369186">
                <text:p>4.46369186</text:p>
              </table:table-cell>
              <table:table-cell office:value-type="float" office:value="2.14326">
                <text:p>2.14326</text:p>
              </table:table-cell>
              <table:table-cell office:value-type="float" office:value="3.34253078">
                <text:p>3.3425307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-11</text:p>
              </table:table-cell>
              <table:table-cell office:value-type="float" office:value="11.29560098">
                <text:p>11.29560098</text:p>
              </table:table-cell>
              <table:table-cell office:value-type="float" office:value="-0.732510000000001">
                <text:p>-0.732510000000001</text:p>
              </table:table-cell>
              <table:table-cell office:value-type="float" office:value="5.54309788">
                <text:p>5.54309788</text:p>
              </table:table-cell>
              <table:table-cell office:value-type="float" office:value="2">
                <text:p>2</text:p>
              </table:table-cell>
              <table:table-cell office:value-type="float" office:value="0.33425384">
                <text:p>0.334253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